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0.7138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5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 style:data-style-name="N37">
      <style:table-cell-properties fo:background-color="transparent"/>
    </style:style>
    <style:style style:name="ce8" style:family="table-cell" style:parent-style-name="Default" style:data-style-name="N104">
      <style:table-cell-properties fo:background-color="transparen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order="none"/>
    </style:style>
    <style:style style:name="ce11" style:family="table-cell" style:parent-style-name="Default" style:data-style-name="N11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5" style:family="table-cell" style:parent-style-name="Default" style:data-style-name="N11">
      <style:table-cell-properties fo:border-bottom="none" fo:background-color="transparent" fo:border-left="none" fo:border-right="0.0008in solid #000000" fo:border-top="none"/>
    </style:style>
    <style:style style:name="ce16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1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19" style:family="table-cell" style:parent-style-name="Default" style:data-style-name="N11">
      <style:table-cell-properties fo:border-bottom="none" fo:background-color="#ffff99" fo:border-left="none" fo:border-right="0.0008in solid #000000" fo:border-top="none"/>
    </style:style>
    <style:style style:name="ce20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ffcc00" fo:border-left="none" fo:border-right="0.0008in solid #000000" fo:border-top="0.0008in solid #000000"/>
    </style:style>
    <style:style style:name="ce22" style:family="table-cell" style:parent-style-name="Default">
      <style:table-cell-properties fo:border-bottom="none" fo:background-color="#ffcc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0.0008in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9" style:family="table-cell" style:parent-style-name="Default" style:data-style-name="N37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4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37">
      <style:table-cell-properties fo:border-bottom="none" fo:background-color="#ffff99" fo:border-left="none" fo:border-right="0.0008in solid #000000" fo:border-top="0.0008in solid #000000"/>
    </style:style>
    <style:style style:name="ce32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4"/>
    <style:style style:name="ce35" style:family="table-cell" style:parent-style-name="Default" style:data-style-name="N37">
      <style:table-cell-properties fo:border-bottom="none" fo:background-color="#ffff99" fo:border-left="0.0008in solid #000000" fo:border-right="none" fo:border-top="none"/>
      <style:map style:condition="cell-content()&lt;=TODAY()" style:apply-style-name="Untitled8" style:base-cell-address="Sheet1.L49"/>
    </style:style>
    <style:style style:name="ce36" style:family="table-cell" style:parent-style-name="Default" style:data-style-name="N37">
      <style:table-cell-properties fo:border-bottom="none" fo:border-left="0.0008in solid #000000" fo:border-right="none" fo:border-top="none"/>
      <style:map style:condition="cell-content()&lt;=TODAY()" style:apply-style-name="Untitled8" style:base-cell-address="Sheet1.L49"/>
    </style:style>
    <style:style style:name="ce37" style:family="table-cell" style:parent-style-name="Default" style:data-style-name="N104"/>
    <style:style style:name="ce38" style:family="table-cell" style:parent-style-name="Default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104">
      <style:table-cell-properties fo:background-color="#ffff99"/>
    </style:style>
    <style:style style:name="ce40" style:family="table-cell" style:parent-style-name="Default" style:data-style-name="N104">
      <style:table-cell-properties fo:background-color="#ffff99" style:text-align-source="fix" style:repeat-content="false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map style:condition="cell-content()&gt;=[$Sheet1.$D$22]" style:apply-style-name="Untitled7" style:base-cell-address="Sheet1.Q49"/>
    </style:style>
    <style:style style:name="ce43" style:family="table-cell" style:parent-style-name="Default">
      <style:table-cell-properties fo:border-bottom="none" fo:border-left="none" fo:border-right="0.0008in solid #000000" fo:border-top="none"/>
      <style:map style:condition="cell-content()&gt;=$#REF!.$D$22" style:apply-style-name="Untitled7" style:base-cell-address="Sheet1.R49"/>
    </style:style>
    <style:style style:name="ce44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1"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6"/>
        <table:table-column table:style-name="co6" table:default-cell-style-name="ce37"/>
        <table:table-column table:style-name="co1" table:default-cell-style-name="ce40"/>
        <table:table-column table:style-name="co5" table:default-cell-style-name="ce9"/>
        <table:table-column table:style-name="co7" table:default-cell-style-name="Default"/>
        <table:table-column table:style-name="co1" table:default-cell-style-name="ce42"/>
        <table:table-column table:style-name="co1" table:default-cell-style-name="ce43"/>
        <table:table-column table:style-name="co1" table:number-columns-repeated="11" table:default-cell-style-name="Default"/>
        <table:table-row table:style-name="ro1">
          <table:table-cell table:number-columns-repeated="6"/>
          <table:table-cell table:style-name="ce24" office:value-type="string">
            <text:p>Changeable value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6"/>
          <table:table-cell table:style-name="ce25" office:value-type="string">
            <text:p>Placeholders from linked sheet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44" office:value-type="string">
            <text:p>Simulation Data</text:p>
          </table:table-cell>
          <table:table-cell table:style-name="ce5" table:number-columns-repeated="8"/>
          <table:table-cell table:style-name="ce12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13"/>
        </table:table-row>
        <table:table-row table:style-name="ro1">
          <table:table-cell/>
          <table:table-cell table:style-name="ce2"/>
          <table:table-cell table:style-name="ce5" office:value-type="string">
            <text:p>Fixed Target</text:p>
          </table:table-cell>
          <table:table-cell table:style-name="ce12" office:value-type="string">
            <text:p>Fixed interest</text:p>
          </table:table-cell>
          <table:table-cell table:number-columns-repeated="6"/>
          <table:table-cell table:style-name="ce2" office:value-type="string">
            <text:p>Stonk:</text:p>
          </table:table-cell>
          <table:table-cell table:style-name="ce5" office:value-type="string">
            <text:p>XSPA</text:p>
          </table:table-cell>
          <table:table-cell table:style-name="ce5" table:number-columns-repeated="4"/>
          <table:table-cell table:style-name="ce12"/>
          <table:table-cell/>
          <table:table-cell table:style-name="ce3" office:value-type="string">
            <text:p>Symbol:</text:p>
          </table:table-cell>
          <table:table-cell table:formula="of:=[.L4]" office:value-type="string" office:string-value="XSPA">
            <text:p>XSPA</text:p>
          </table:table-cell>
          <table:table-cell table:number-columns-repeated="7"/>
          <table:table-cell table:style-name="ce13"/>
        </table:table-row>
        <table:table-row table:style-name="ro1">
          <table:table-cell/>
          <table:table-cell table:style-name="ce3" office:value-type="string">
            <text:p>investment:</text:p>
          </table:table-cell>
          <table:table-cell table:style-name="ce6" table:formula="of:=[.H10]" office:value-type="float" office:value="8500">
            <text:p>8500</text:p>
          </table:table-cell>
          <table:table-cell table:style-name="ce13"/>
          <table:table-cell table:number-columns-repeated="6"/>
          <table:table-cell table:style-name="ce3"/>
          <table:table-cell table:style-name="Default" table:number-columns-repeated="3"/>
          <table:table-cell/>
          <table:table-cell table:style-name="Default"/>
          <table:table-cell table:style-name="ce13"/>
          <table:table-cell/>
          <table:table-cell table:style-name="ce3" office:value-type="string">
            <text:p>Buy Time:</text:p>
          </table:table-cell>
          <table:table-cell office:value-type="string">
            <text:p>close</text:p>
          </table:table-cell>
          <table:table-cell table:number-columns-repeated="7"/>
          <table:table-cell table:style-name="ce13"/>
        </table:table-row>
        <table:table-row table:style-name="ro1">
          <table:table-cell/>
          <table:table-cell table:style-name="ce3" office:value-type="string">
            <text:p>Start date:</text:p>
          </table:table-cell>
          <table:table-cell table:style-name="ce6" table:formula="of:=[.H14]" office:value-type="date" office:date-value="2020-08-28">
            <text:p>08/28/20</text:p>
          </table:table-cell>
          <table:table-cell table:style-name="ce13"/>
          <table:table-cell table:number-columns-repeated="6"/>
          <table:table-cell table:style-name="ce3" office:value-type="string">
            <text:p>Period</text:p>
          </table:table-cell>
          <table:table-cell table:style-name="Default" office:value-type="string">
            <text:p>Predicted Portfolio Val</text:p>
          </table:table-cell>
          <table:table-cell table:style-name="Default" office:value-type="string">
            <office:annotation draw:style-name="gr1" draw:text-style-name="P1" svg:width="1.1413in" svg:height="0.3902in" svg:x="13.2236in" svg:y="0.2929in" draw:caption-point-x="-0.2402in" draw:caption-point-y="0.6in">
              <dc:creator>M</dc:creator>
              <dc:date>2020-06-04T00:00:00</dc:date>
              <text:p text:style-name="P1"><text:span text:style-name="T1">Measured at open</text:span></text:p>
            </office:annotation>
            <text:p>Actual Portfolio Val</text:p>
          </table:table-cell>
          <table:table-cell table:style-name="ce41" office:value-type="string">
            <text:p>% Δ</text:p>
          </table:table-cell>
          <table:table-cell/>
          <table:table-cell table:style-name="Default"/>
          <table:table-cell table:style-name="ce13"/>
          <table:table-cell/>
          <table:table-cell table:style-name="ce3" office:value-type="string">
            <text:p>Sell Time:</text:p>
          </table:table-cell>
          <table:table-cell office:value-type="string">
            <text:p>open</text:p>
          </table:table-cell>
          <table:table-cell table:number-columns-repeated="7"/>
          <table:table-cell table:style-name="ce13"/>
        </table:table-row>
        <table:table-row table:style-name="ro2">
          <table:table-cell/>
          <table:table-cell table:style-name="ce3" office:value-type="string">
            <text:p>end date:</text:p>
          </table:table-cell>
          <table:table-cell table:style-name="ce7" table:formula="of:=[.D31]" office:value-type="date" office:date-value="2021-02-13">
            <text:p>02/13/21</text:p>
          </table:table-cell>
          <table:table-cell table:style-name="ce13"/>
          <table:table-cell table:number-columns-repeated="6"/>
          <table:table-cell table:style-name="ce35" office:value-type="date" office:date-value="2020-05-22">
            <text:p>05/22/20</text:p>
          </table:table-cell>
          <table:table-cell table:formula="of:=[.M7]" office:value-type="currency" office:currency="USD" office:value="100">
            <text:p>$100.00</text:p>
          </table:table-cell>
          <table:table-cell table:style-name="ce39" office:value-type="currency" office:currency="USD" office:value="100">
            <text:p>$100.00</text:p>
          </table:table-cell>
          <table:table-cell table:style-name="Default"/>
          <table:table-cell table:formula="of:=IF(AND([.H$27]&gt;=[.K7];[.H$27]&lt;[.K8]);&quot;Retirement?&quot;;IF([.L7]=[.H$10];&quot;Increase buying power&quot;;IF(AND([.D$31]&gt;=[.K7];[.D$31]&lt;[.K8]);&quot;End of Runway&quot;;&quot;&quot;)))">
            <text:p/>
          </table:table-cell>
          <table:table-cell table:style-name="Default"/>
          <table:table-cell table:style-name="ce13"/>
          <table:table-cell/>
          <table:table-cell table:style-name="ce3" office:value-type="string">
            <text:p>sellDn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3"/>
        </table:table-row>
        <table:table-row table:style-name="ro2">
          <table:table-cell/>
          <table:table-cell table:style-name="ce3" office:value-type="string">
            <text:p>Target Amount:</text:p>
          </table:table-cell>
          <table:table-cell table:style-name="ce8" table:formula="of:=[.D24]" office:value-type="currency" office:currency="USD" office:value="20883.0548926014">
            <text:p>$20,883.05</text:p>
          </table:table-cell>
          <table:table-cell table:style-name="ce14" table:formula="of:=[.C5]*(1+[.D9])^(NETWORKDAYS([.C6];[.C7]))" office:value-type="currency" office:currency="USD" office:value="22506.2739307899">
            <text:p>$22,506.27</text:p>
          </table:table-cell>
          <table:table-cell table:number-columns-repeated="2"/>
          <table:table-cell table:style-name="ce2" office:value-type="string">
            <text:p>Trading days/period</text:p>
          </table:table-cell>
          <table:table-cell table:style-name="ce28" office:value-type="float" office:value="10">
            <text:p>10</text:p>
          </table:table-cell>
          <table:table-cell table:number-columns-repeated="2"/>
          <table:table-cell table:formula="of:=WORKDAY([.K7];[.H$8])" office:value-type="date" office:date-value="2020-06-05">
            <text:p>06/05/20</text:p>
          </table:table-cell>
          <table:table-cell table:formula="of:=IF(COUNT([.K$7:.K8])=[.H$13]+1;[.H$10];[.M7]*(1+[.H$9]))" office:value-type="currency" office:currency="USD" office:value="108.38">
            <text:p>$108.38</text:p>
          </table:table-cell>
          <table:table-cell/>
          <table:table-cell table:formula="of:=IF(AND([.M7]&lt;&gt;0;[.M8]&lt;&gt;&quot;&quot;);[.M8]/[.M7]-1;&quot;&quot;)">
            <text:p/>
          </table:table-cell>
          <table:table-cell table:formula="of:=IF(AND([.H$27]&gt;=[.K8];[.H$27]&lt;[.K9]);&quot;Retirement?&quot;;IF([.L8]=[.H$10];&quot;Increase buying power&quot;;IF(AND([.D$31]&gt;=[.K8];[.D$31]&lt;[.K9]);&quot;End of Runway&quot;;&quot;&quot;)))">
            <text:p/>
          </table:table-cell>
          <table:table-cell table:formula="of:=[.L8]-[.L7]" office:value-type="currency" office:currency="USD" office:value="8.38000000000001">
            <text:p>$8.38</text:p>
          </table:table-cell>
          <table:table-cell table:formula="of:=IF([.M8]&lt;&gt;&quot;&quot;;[.M8]-[.M7];&quot;&quot;)">
            <text:p/>
          </table:table-cell>
          <table:table-cell/>
          <table:table-cell table:style-name="ce3" office:value-type="string">
            <text:p>port up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3"/>
        </table:table-row>
        <table:table-row table:style-name="ro2">
          <table:table-cell/>
          <table:table-cell table:style-name="ce3" office:value-type="string">
            <text:p>Daily compound %:</text:p>
          </table:table-cell>
          <table:table-cell table:style-name="ce9" table:formula="of:=([.C8]/[.C5])^(1/(NETWORKDAYS([.C6];[.C7])))-1" office:value-type="percentage" office:value="0.00745635455038984">
            <text:p>0.75%</text:p>
          </table:table-cell>
          <table:table-cell table:style-name="ce15" table:formula="of:=(1+[.H9])^(1/[.H8])-1" office:value-type="percentage" office:value="0.00807980527493823">
            <text:p>0.81%</text:p>
          </table:table-cell>
          <table:table-cell table:number-columns-repeated="2"/>
          <table:table-cell table:style-name="ce3" office:value-type="string">
            <text:p>%</text:p>
          </table:table-cell>
          <table:table-cell table:style-name="ce19" office:value-type="percentage" office:value="0.0838">
            <text:p>8.38%</text:p>
          </table:table-cell>
          <table:table-cell table:number-columns-repeated="2"/>
          <table:table-cell table:formula="of:=WORKDAY([.K8];[.H$8])" office:value-type="date" office:date-value="2020-06-19">
            <text:p>06/19/20</text:p>
          </table:table-cell>
          <table:table-cell table:formula="of:=IF(COUNT([.K$7:.K9])=[.H$13]+1;[.H$10];[.L8]*(1+[.H$9]))" office:value-type="currency" office:currency="USD" office:value="117.462244">
            <text:p>$117.46</text:p>
          </table:table-cell>
          <table:table-cell/>
          <table:table-cell table:formula="of:=IF(AND([.M8]&lt;&gt;0;[.M9]&lt;&gt;&quot;&quot;);[.M9]/[.M8]-1;&quot;&quot;)">
            <text:p/>
          </table:table-cell>
          <table:table-cell table:formula="of:=IF(AND([.H$27]&gt;=[.K9];[.H$27]&lt;[.K10]);&quot;Retirement?&quot;;IF([.L9]=[.H$10];&quot;Increase buying power&quot;;IF(AND([.D$31]&gt;=[.K9];[.D$31]&lt;[.K10]);&quot;End of Runway&quot;;&quot;&quot;)))">
            <text:p/>
          </table:table-cell>
          <table:table-cell table:formula="of:=[.L9]-[.L8]" office:value-type="currency" office:currency="USD" office:value="9.08224400000002">
            <text:p>$9.08</text:p>
          </table:table-cell>
          <table:table-cell table:formula="of:=IF([.M9]&lt;&gt;&quot;&quot;;[.M9]-[.M8];&quot;&quot;)">
            <text:p/>
          </table:table-cell>
          <table:table-cell/>
          <table:table-cell table:style-name="ce3" office:value-type="string">
            <text:p>port dn</text:p>
          </table:table-cell>
          <table:table-cell office:value-type="float" office:value="25">
            <text:p>25</text:p>
          </table:table-cell>
          <table:table-cell table:number-columns-repeated="7"/>
          <table:table-cell table:style-name="ce13"/>
        </table:table-row>
        <table:table-row table:style-name="ro2">
          <table:table-cell/>
          <table:table-cell table:style-name="ce3" office:value-type="string">
            <text:p>Weekly compound %:</text:p>
          </table:table-cell>
          <table:table-cell table:style-name="ce10" table:formula="of:=([.C9]+1)^NETWORKDAYS(0;7)-1" office:value-type="percentage" office:value="0.037841905988145">
            <text:p>3.78%</text:p>
          </table:table-cell>
          <table:table-cell table:style-name="ce16" table:formula="of:=([.D9]+1)^NETWORKDAYS(0;7)-1" office:value-type="percentage" office:value="0.0410571550111938">
            <text:p>4.11%</text:p>
          </table:table-cell>
          <table:table-cell table:number-columns-repeated="2"/>
          <table:table-cell table:style-name="ce3" office:value-type="string">
            <text:p>Start</text:p>
          </table:table-cell>
          <table:table-cell table:style-name="ce18" office:value-type="float" office:value="8500">
            <text:p>8500</text:p>
          </table:table-cell>
          <table:table-cell table:number-columns-repeated="2"/>
          <table:table-cell table:formula="of:=WORKDAY([.K9];[.H$8])" office:value-type="date" office:date-value="2020-07-03">
            <text:p>07/03/20</text:p>
          </table:table-cell>
          <table:table-cell table:formula="of:=IF(COUNT([.K$7:.K10])=[.H$13]+1;[.H$10];[.L9]*(1+[.H$9]))" office:value-type="currency" office:currency="USD" office:value="127.3055800472">
            <text:p>$127.31</text:p>
          </table:table-cell>
          <table:table-cell/>
          <table:table-cell table:formula="of:=IF(AND([.M9]&lt;&gt;0;[.M10]&lt;&gt;&quot;&quot;);[.M10]/[.M9]-1;&quot;&quot;)">
            <text:p/>
          </table:table-cell>
          <table:table-cell table:formula="of:=IF(AND([.H$27]&gt;=[.K10];[.H$27]&lt;[.K11]);&quot;Retirement?&quot;;IF([.L10]=[.H$10];&quot;Increase buying power&quot;;IF(AND([.D$31]&gt;=[.K10];[.D$31]&lt;[.K11]);&quot;End of Runway&quot;;&quot;&quot;)))">
            <text:p/>
          </table:table-cell>
          <table:table-cell table:formula="of:=[.L10]-[.L9]" office:value-type="currency" office:currency="USD" office:value="9.84333604720001">
            <text:p>$9.84</text:p>
          </table:table-cell>
          <table:table-cell table:formula="of:=IF([.M10]&lt;&gt;&quot;&quot;;[.M10]-[.M9];&quot;&quot;)">
            <text:p/>
          </table:table-cell>
          <table:table-cell/>
          <table:table-cell table:style-name="ce3" office:value-type="string">
            <text:p>n</text:p>
          </table:table-cell>
          <table:table-cell office:value-type="float" office:value="270">
            <text:p>270</text:p>
          </table:table-cell>
          <table:table-cell table:number-columns-repeated="7"/>
          <table:table-cell table:style-name="ce13"/>
        </table:table-row>
        <table:table-row table:style-name="ro2">
          <table:table-cell/>
          <table:table-cell table:style-name="ce3" office:value-type="string">
            <text:p>Monthly compound %:</text:p>
          </table:table-cell>
          <table:table-cell table:style-name="ce10" table:formula="of:=([.C9]+1)^NETWORKDAYS(0;30)-1" office:value-type="percentage" office:value="0.168829195816185">
            <text:p>16.88%</text:p>
          </table:table-cell>
          <table:table-cell table:style-name="ce16" table:formula="of:=([.D9]+1)^NETWORKDAYS(0;30)-1" office:value-type="percentage" office:value="0.184113160586774">
            <text:p>18.41%</text:p>
          </table:table-cell>
          <table:table-cell table:number-columns-repeated="2"/>
          <table:table-cell table:style-name="ce3" office:value-type="string">
            <text:p>APR</text:p>
          </table:table-cell>
          <table:table-cell table:style-name="ce16" table:formula="of:=(1+[.H9])^(NETWORKDAYS(0;365)/[.H8])-1" office:value-type="percentage" office:value="7.10359660062268">
            <text:p>710.36%</text:p>
          </table:table-cell>
          <table:table-cell table:style-name="ce9"/>
          <table:table-cell/>
          <table:table-cell table:formula="of:=WORKDAY([.K10];[.H$8])" office:value-type="date" office:date-value="2020-07-17">
            <text:p>07/17/20</text:p>
          </table:table-cell>
          <table:table-cell table:formula="of:=IF(COUNT([.K$7:.K11])=[.H$13]+1;[.H$10];[.L10]*(1+[.H$9]))" office:value-type="currency" office:currency="USD" office:value="137.973787655155">
            <text:p>$137.97</text:p>
          </table:table-cell>
          <table:table-cell/>
          <table:table-cell table:formula="of:=IF(AND([.M10]&lt;&gt;0;[.M11]&lt;&gt;&quot;&quot;);[.M11]/[.M10]-1;&quot;&quot;)">
            <text:p/>
          </table:table-cell>
          <table:table-cell table:formula="of:=IF(AND([.H$27]&gt;=[.K11];[.H$27]&lt;[.K12]);&quot;Retirement?&quot;;IF([.L11]=[.H$10];&quot;Increase buying power&quot;;IF(AND([.D$31]&gt;=[.K11];[.D$31]&lt;[.K12]);&quot;End of Runway&quot;;&quot;&quot;)))">
            <text:p/>
          </table:table-cell>
          <table:table-cell table:formula="of:=[.L11]-[.L10]" office:value-type="currency" office:currency="USD" office:value="10.6682076079554">
            <text:p>$10.67</text:p>
          </table:table-cell>
          <table:table-cell table:formula="of:=IF([.M11]&lt;&gt;&quot;&quot;;[.M11]-[.M10];&quot;&quot;)">
            <text:p/>
          </table:table-cell>
          <table:table-cell/>
          <table:table-cell table:style-name="ce3"/>
          <table:table-cell table:number-columns-repeated="8"/>
          <table:table-cell table:style-name="ce13"/>
        </table:table-row>
        <table:table-row table:style-name="ro2">
          <table:table-cell/>
          <table:table-cell table:style-name="ce4" office:value-type="string">
            <text:p>Annual compound %:</text:p>
          </table:table-cell>
          <table:table-cell table:style-name="ce11" table:formula="of:=([.C9]+1)^NETWORKDAYS(0;365)-1" office:value-type="percentage" office:value="5.89957815138134">
            <text:p>589.96%</text:p>
          </table:table-cell>
          <table:table-cell table:style-name="ce17" table:formula="of:=([.D9]+1)^NETWORKDAYS(0;365)-1" office:value-type="percentage" office:value="7.10359660062279">
            <text:p>710.36%</text:p>
          </table:table-cell>
          <table:table-cell table:number-columns-repeated="2"/>
          <table:table-cell table:style-name="ce3"/>
          <table:table-cell table:style-name="ce13"/>
          <table:table-cell table:number-columns-repeated="2"/>
          <table:table-cell table:formula="of:=WORKDAY([.K11];[.H$8])" office:value-type="date" office:date-value="2020-07-31">
            <text:p>07/31/20</text:p>
          </table:table-cell>
          <table:table-cell table:formula="of:=IF(COUNT([.K$7:.K12])=[.H$13]+1;[.H$10];[.L11]*(1+[.H$9]))" office:value-type="currency" office:currency="USD" office:value="149.535991060657">
            <text:p>$149.54</text:p>
          </table:table-cell>
          <table:table-cell/>
          <table:table-cell table:formula="of:=IF(AND([.M11]&lt;&gt;0;[.M12]&lt;&gt;&quot;&quot;);[.M12]/[.M11]-1;&quot;&quot;)">
            <text:p/>
          </table:table-cell>
          <table:table-cell table:formula="of:=IF(AND([.H$27]&gt;=[.K12];[.H$27]&lt;[.K13]);&quot;Retirement?&quot;;IF([.L12]=[.H$10];&quot;Increase buying power&quot;;IF(AND([.D$31]&gt;=[.K12];[.D$31]&lt;[.K13]);&quot;End of Runway&quot;;&quot;&quot;)))">
            <text:p/>
          </table:table-cell>
          <table:table-cell table:formula="of:=[.L12]-[.L11]" office:value-type="currency" office:currency="USD" office:value="11.562203405502">
            <text:p>$11.56</text:p>
          </table:table-cell>
          <table:table-cell table:formula="of:=IF([.M12]&lt;&gt;&quot;&quot;;[.M12]-[.M11];&quot;&quot;)">
            <text:p/>
          </table:table-cell>
          <table:table-cell/>
          <table:table-cell table:style-name="ce3" office:value-type="string">
            <text:p>P</text:p>
          </table:table-cell>
          <table:table-cell office:value-type="string">
            <text:p>sellUp</text:p>
          </table:table-cell>
          <table:table-cell office:value-type="string">
            <text:p>MidQ <text:s/>return %</text:p>
          </table:table-cell>
          <table:table-cell office:value-type="string">
            <text:p>MidQ 1 day equiv</text:p>
          </table:table-cell>
          <table:table-cell office:value-type="string">
            <text:p>Total return</text:p>
          </table:table-cell>
          <table:table-cell office:value-type="string">
            <text:p>Total 1 day equiv</text:p>
          </table:table-cell>
          <table:table-cell office:value-type="string">
            <text:p>% win</text:p>
          </table:table-cell>
          <table:table-cell/>
          <table:table-cell office:value-type="string">
            <text:p>MidQ APR</text:p>
          </table:table-cell>
          <table:table-cell table:style-name="ce13" office:value-type="string">
            <text:p>Total APR</text:p>
          </table:table-cell>
        </table:table-row>
        <table:table-row table:style-name="ro2">
          <table:table-cell table:number-columns-repeated="6"/>
          <table:table-cell table:style-name="ce3" office:value-type="string">
            <text:p>Periods to Test:</text:p>
          </table:table-cell>
          <table:table-cell table:style-name="ce18" office:value-type="float" office:value="7">
            <text:p>7</text:p>
          </table:table-cell>
          <table:table-cell table:number-columns-repeated="2"/>
          <table:table-cell table:formula="of:=WORKDAY([.K12];[.H$8])" office:value-type="date" office:date-value="2020-08-14">
            <text:p>08/14/20</text:p>
          </table:table-cell>
          <table:table-cell table:formula="of:=IF(COUNT([.K$7:.K13])=[.H$13]+1;[.H$10];[.L12]*(1+[.H$9]))" office:value-type="currency" office:currency="USD" office:value="162.067107111541">
            <text:p>$162.07</text:p>
          </table:table-cell>
          <table:table-cell/>
          <table:table-cell table:formula="of:=IF(AND([.M12]&lt;&gt;0;[.M13]&lt;&gt;&quot;&quot;);[.M13]/[.M12]-1;&quot;&quot;)">
            <text:p/>
          </table:table-cell>
          <table:table-cell table:formula="of:=IF(AND([.H$27]&gt;=[.K13];[.H$27]&lt;[.K14]);&quot;Retirement?&quot;;IF([.L13]=[.H$10];&quot;Increase buying power&quot;;IF(AND([.D$31]&gt;=[.K13];[.D$31]&lt;[.K14]);&quot;End of Runway&quot;;&quot;&quot;)))">
            <text:p/>
          </table:table-cell>
          <table:table-cell table:formula="of:=[.L13]-[.L12]" office:value-type="currency" office:currency="USD" office:value="12.5311160508831">
            <text:p>$12.53</text:p>
          </table:table-cell>
          <table:table-cell table:formula="of:=IF([.M13]&lt;&gt;&quot;&quot;;[.M13]-[.M12];&quot;&quot;)">
            <text:p/>
          </table:table-cell>
          <table:table-cell/>
          <table:table-cell table:style-name="ce3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9" office:value-type="percentage" office:value="0.0649">
            <text:p>6.49%</text:p>
          </table:table-cell>
          <table:table-cell table:style-name="ce9" table:formula="of:=(1+[.U13])^(1/[.$S13])-1" office:value-type="percentage" office:value="0.00630790134442427">
            <text:p>0.63%</text:p>
          </table:table-cell>
          <table:table-cell table:style-name="ce9" office:value-type="percentage" office:value="0.0909">
            <text:p>9.09%</text:p>
          </table:table-cell>
          <table:table-cell table:style-name="ce9" table:formula="of:=(1+[.W13])^(1/[.$S13])-1" office:value-type="percentage" office:value="0.00873826201133032">
            <text:p>0.87%</text:p>
          </table:table-cell>
          <table:table-cell table:style-name="ce9" office:value-type="percentage" office:value="0.2531">
            <text:p>25.31%</text:p>
          </table:table-cell>
          <table:table-cell table:formula="of:=[.Y13]*[.V13]" office:value-type="float" office:value="0.00159652983027378">
            <text:p>0.0015965298</text:p>
          </table:table-cell>
          <table:table-cell table:style-name="ce9" table:formula="of:=(1+[.V13])^NETWORKDAYS(DATE(2020;1;1);DATE(2020;12;31))-1" office:value-type="percentage" office:value="4.19387230908712">
            <text:p>419.39%</text:p>
          </table:table-cell>
          <table:table-cell table:style-name="ce16" table:formula="of:=(1+[.X13])^NETWORKDAYS(1;365)-1" office:value-type="percentage" office:value="8.60303442206424">
            <text:p>860.30%</text:p>
          </table:table-cell>
        </table:table-row>
        <table:table-row table:style-name="ro2">
          <table:table-cell table:number-columns-repeated="6"/>
          <table:table-cell table:style-name="ce4" office:value-type="string">
            <text:p>Start Date</text:p>
          </table:table-cell>
          <table:table-cell table:style-name="ce29" table:formula="of:=WORKDAY([.K7];[.H13]*[.H8])" office:value-type="date" office:date-value="2020-08-28">
            <text:p>08/28/20</text:p>
          </table:table-cell>
          <table:table-cell table:number-columns-repeated="2"/>
          <table:table-cell table:formula="of:=WORKDAY([.K13];[.H$8])" office:value-type="date" office:date-value="2020-08-28">
            <text:p>08/28/20</text:p>
          </table:table-cell>
          <table:table-cell table:formula="of:=IF(COUNT([.K$7:.K14])=[.H$13]+1;[.H$10];[.L13]*(1+[.H$9]))" office:value-type="currency" office:currency="USD" office:value="8500">
            <text:p>$8,500.00</text:p>
          </table:table-cell>
          <table:table-cell/>
          <table:table-cell table:formula="of:=IF(AND([.M13]&lt;&gt;0;[.M14]&lt;&gt;&quot;&quot;);[.M14]/[.M13]-1;&quot;&quot;)">
            <text:p/>
          </table:table-cell>
          <table:table-cell table:formula="of:=IF(AND([.H$27]&gt;=[.K14];[.H$27]&lt;[.K15]);&quot;Retirement?&quot;;IF([.L14]=[.H$10];&quot;Increase buying power&quot;;IF(AND([.D$31]&gt;=[.K14];[.D$31]&lt;[.K15]);&quot;End of Runway&quot;;&quot;&quot;)))" office:value-type="string" office:string-value="Increase buying power">
            <text:p>Increase buying power</text:p>
          </table:table-cell>
          <table:table-cell table:formula="of:=[.L14]-[.L13]" office:value-type="currency" office:currency="USD" office:value="8337.93289288846">
            <text:p>$8,337.93</text:p>
          </table:table-cell>
          <table:table-cell table:formula="of:=IF([.M14]&lt;&gt;&quot;&quot;;[.M14]-[.M13];&quot;&quot;)">
            <text:p/>
          </table:table-cell>
          <table:table-cell/>
          <table:table-cell table:style-name="ce45" office:value-type="float" office:value="10">
            <office:annotation draw:style-name="gr2" draw:text-style-name="P1" svg:width="1.1413in" svg:height="0.7012in" svg:x="18.9941in" svg:y="1.7732in" draw:caption-point-x="-0.2402in" draw:caption-point-y="0.5953in">
              <dc:creator>M</dc:creator>
              <dc:date>2020-06-07T00:00:00</dc:date>
              <text:p text:style-name="P1"><text:span text:style-name="T1">This is what algo12 uses at the time of this writing</text:span></text:p>
            </office:annotation>
            <text:p>10</text:p>
          </table:table-cell>
          <table:table-cell table:style-name="ce46" office:value-type="float" office:value="5">
            <text:p>5</text:p>
          </table:table-cell>
          <table:table-cell table:style-name="ce47" office:value-type="percentage" office:value="0.0506">
            <text:p>5.06%</text:p>
          </table:table-cell>
          <table:table-cell table:style-name="ce47" table:formula="of:=(1+[.U14])^(1/[.$S14])-1" office:value-type="percentage" office:value="0.00494834577743464">
            <text:p>0.49%</text:p>
          </table:table-cell>
          <table:table-cell table:style-name="ce47" office:value-type="percentage" office:value="0.0838">
            <text:p>8.38%</text:p>
          </table:table-cell>
          <table:table-cell table:style-name="ce47" table:formula="of:=(1+[.W14])^(1/[.$S14])-1" office:value-type="percentage" office:value="0.00807980527493823">
            <text:p>0.81%</text:p>
          </table:table-cell>
          <table:table-cell table:style-name="ce47" office:value-type="percentage" office:value="0.2851">
            <text:p>28.51%</text:p>
          </table:table-cell>
          <table:table-cell table:style-name="ce46" table:formula="of:=[.Y14]*[.V14]" office:value-type="float" office:value="0.00141077338114662">
            <text:p>0.0014107734</text:p>
          </table:table-cell>
          <table:table-cell table:style-name="ce47" table:formula="of:=(1+[.V14])^NETWORKDAYS(DATE(2020;1;1);DATE(2020;12;31))-1" office:value-type="percentage" office:value="2.64468322108523">
            <text:p>264.47%</text:p>
          </table:table-cell>
          <table:table-cell table:style-name="ce48" table:formula="of:=(1+[.X14])^NETWORKDAYS(1;365)-1" office:value-type="percentage" office:value="7.10359660062279">
            <text:p>710.36%</text:p>
          </table:table-cell>
        </table:table-row>
        <table:table-row table:style-name="ro2">
          <table:table-cell table:number-columns-repeated="2"/>
          <table:table-cell table:style-name="ce2" office:value-type="string">
            <text:p>Equiv interest rates</text:p>
          </table:table-cell>
          <table:table-cell table:style-name="ce12"/>
          <table:table-cell table:number-columns-repeated="2"/>
          <table:table-cell table:style-name="ce3"/>
          <table:table-cell table:style-name="ce13"/>
          <table:table-cell table:number-columns-repeated="2"/>
          <table:table-cell table:formula="of:=WORKDAY([.K14];[.H$8])" office:value-type="date" office:date-value="2020-09-11">
            <text:p>09/11/20</text:p>
          </table:table-cell>
          <table:table-cell table:formula="of:=IF(COUNT([.K$7:.K15])=[.H$13]+1;[.H$10];[.L14]*(1+[.H$9]))" office:value-type="currency" office:currency="USD" office:value="9212.3">
            <text:p>$9,212.30</text:p>
          </table:table-cell>
          <table:table-cell/>
          <table:table-cell table:formula="of:=IF(AND([.M14]&lt;&gt;0;[.M15]&lt;&gt;&quot;&quot;);[.M15]/[.M14]-1;&quot;&quot;)">
            <text:p/>
          </table:table-cell>
          <table:table-cell table:formula="of:=IF(AND([.H$27]&gt;=[.K15];[.H$27]&lt;[.K16]);&quot;Retirement?&quot;;IF([.L15]=[.H$10];&quot;Increase buying power&quot;;IF(AND([.D$31]&gt;=[.K15];[.D$31]&lt;[.K16]);&quot;End of Runway&quot;;&quot;&quot;)))">
            <text:p/>
          </table:table-cell>
          <table:table-cell table:formula="of:=[.L15]-[.L14]" office:value-type="currency" office:currency="USD" office:value="712.300000000001">
            <text:p>$712.30</text:p>
          </table:table-cell>
          <table:table-cell table:formula="of:=IF([.M15]&lt;&gt;&quot;&quot;;[.M15]-[.M14];&quot;&quot;)">
            <text:p/>
          </table:table-cell>
          <table:table-cell/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9" office:value-type="percentage" office:value="0.0527">
            <text:p>5.27%</text:p>
          </table:table-cell>
          <table:table-cell table:style-name="ce9" table:formula="of:=(1+[.U15])^(1/[.$S15])-1" office:value-type="percentage" office:value="0.00514904020520035">
            <text:p>0.51%</text:p>
          </table:table-cell>
          <table:table-cell table:style-name="ce9" office:value-type="percentage" office:value="0.0804">
            <text:p>8.04%</text:p>
          </table:table-cell>
          <table:table-cell table:style-name="ce9" table:formula="of:=(1+[.W15])^(1/[.$S15])-1" office:value-type="percentage" office:value="0.00776311220120562">
            <text:p>0.78%</text:p>
          </table:table-cell>
          <table:table-cell table:style-name="ce9" office:value-type="percentage" office:value="0.2245">
            <text:p>22.45%</text:p>
          </table:table-cell>
          <table:table-cell table:formula="of:=[.Y15]*[.V15]" office:value-type="float" office:value="0.00115595952606748">
            <text:p>0.0011559595</text:p>
          </table:table-cell>
          <table:table-cell table:style-name="ce9" table:formula="of:=(1+[.V15])^NETWORKDAYS(DATE(2020;1;1);DATE(2020;12;31))-1" office:value-type="percentage" office:value="2.84044120681986">
            <text:p>284.04%</text:p>
          </table:table-cell>
          <table:table-cell table:style-name="ce16" table:formula="of:=(1+[.X15])^NETWORKDAYS(1;365)-1" office:value-type="percentage" office:value="6.46790807445149">
            <text:p>646.79%</text:p>
          </table:table-cell>
        </table:table-row>
        <table:table-row table:style-name="ro2">
          <table:table-cell table:number-columns-repeated="2"/>
          <table:table-cell table:style-name="ce3" office:value-type="string">
            <text:p>t1</text:p>
          </table:table-cell>
          <table:table-cell table:style-name="ce18" office:value-type="float" office:value="10">
            <text:p>10</text:p>
          </table:table-cell>
          <table:table-cell table:number-columns-repeated="2"/>
          <table:table-cell table:style-name="ce3"/>
          <table:table-cell table:style-name="ce13"/>
          <table:table-cell table:number-columns-repeated="2"/>
          <table:table-cell table:formula="of:=WORKDAY([.K15];[.H$8])" office:value-type="date" office:date-value="2020-09-25">
            <text:p>09/25/20</text:p>
          </table:table-cell>
          <table:table-cell table:formula="of:=IF(COUNT([.K$7:.K16])=[.H$13]+1;[.H$10];[.L15]*(1+[.H$9]))" office:value-type="currency" office:currency="USD" office:value="9984.29074">
            <text:p>$9,984.29</text:p>
          </table:table-cell>
          <table:table-cell/>
          <table:table-cell table:formula="of:=IF(AND([.M15]&lt;&gt;0;[.M16]&lt;&gt;&quot;&quot;);[.M16]/[.M15]-1;&quot;&quot;)">
            <text:p/>
          </table:table-cell>
          <table:table-cell table:formula="of:=IF(AND([.H$27]&gt;=[.K16];[.H$27]&lt;[.K17]);&quot;Retirement?&quot;;IF([.L16]=[.H$10];&quot;Increase buying power&quot;;IF(AND([.D$31]&gt;=[.K16];[.D$31]&lt;[.K17]);&quot;End of Runway&quot;;&quot;&quot;)))">
            <text:p/>
          </table:table-cell>
          <table:table-cell table:formula="of:=[.L16]-[.L15]" office:value-type="currency" office:currency="USD" office:value="771.990740000001">
            <text:p>$771.99</text:p>
          </table:table-cell>
          <table:table-cell table:formula="of:=IF([.M16]&lt;&gt;&quot;&quot;;[.M16]-[.M15];&quot;&quot;)">
            <text:p/>
          </table:table-cell>
          <table:table-cell/>
          <table:table-cell table:style-name="ce3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9" office:value-type="percentage" office:value="0.0448">
            <text:p>4.48%</text:p>
          </table:table-cell>
          <table:table-cell table:style-name="ce9" table:formula="of:=(1+[.U16])^(1/[.$S16])-1" office:value-type="percentage" office:value="0.00439216536173848">
            <text:p>0.44%</text:p>
          </table:table-cell>
          <table:table-cell table:style-name="ce9" office:value-type="percentage" office:value="0.0682">
            <text:p>6.82%</text:p>
          </table:table-cell>
          <table:table-cell table:style-name="ce9" table:formula="of:=(1+[.W16])^(1/[.$S16])-1" office:value-type="percentage" office:value="0.00661931032876306">
            <text:p>0.66%</text:p>
          </table:table-cell>
          <table:table-cell table:style-name="ce9" office:value-type="percentage" office:value="0.2479">
            <text:p>24.79%</text:p>
          </table:table-cell>
          <table:table-cell table:formula="of:=[.Y16]*[.V16]" office:value-type="float" office:value="0.00108881779317497">
            <text:p>0.0010888178</text:p>
          </table:table-cell>
          <table:table-cell table:style-name="ce9" table:formula="of:=(1+[.V16])^NETWORKDAYS(DATE(2020;1;1);DATE(2020;12;31))-1" office:value-type="percentage" office:value="2.1526001725685">
            <text:p>215.26%</text:p>
          </table:table-cell>
          <table:table-cell table:style-name="ce16" table:formula="of:=(1+[.X16])^NETWORKDAYS(1;365)-1" office:value-type="percentage" office:value="4.55861908836028">
            <text:p>455.86%</text:p>
          </table:table-cell>
        </table:table-row>
        <table:table-row table:style-name="ro2">
          <table:table-cell table:number-columns-repeated="2"/>
          <table:table-cell table:style-name="ce3" office:value-type="string">
            <text:p>i1</text:p>
          </table:table-cell>
          <table:table-cell table:style-name="ce19" office:value-type="percentage" office:value="0.0838">
            <text:p>8.38%</text:p>
          </table:table-cell>
          <table:table-cell table:number-columns-repeated="2"/>
          <table:table-cell table:style-name="ce2" office:value-type="string">
            <text:p>Target</text:p>
          </table:table-cell>
          <table:table-cell table:style-name="ce28" office:value-type="float" office:value="40000">
            <text:p>40000</text:p>
          </table:table-cell>
          <table:table-cell table:number-columns-repeated="2"/>
          <table:table-cell table:formula="of:=WORKDAY([.K16];[.H$8])" office:value-type="date" office:date-value="2020-10-09">
            <text:p>10/09/20</text:p>
          </table:table-cell>
          <table:table-cell table:formula="of:=IF(COUNT([.K$7:.K17])=[.H$13]+1;[.H$10];[.L16]*(1+[.H$9]))" office:value-type="currency" office:currency="USD" office:value="10820.974304012">
            <text:p>$10,820.97</text:p>
          </table:table-cell>
          <table:table-cell/>
          <table:table-cell table:formula="of:=IF(AND([.M16]&lt;&gt;0;[.M17]&lt;&gt;&quot;&quot;);[.M17]/[.M16]-1;&quot;&quot;)">
            <text:p/>
          </table:table-cell>
          <table:table-cell table:formula="of:=IF(AND([.H$27]&gt;=[.K17];[.H$27]&lt;[.K18]);&quot;Retirement?&quot;;IF([.L17]=[.H$10];&quot;Increase buying power&quot;;IF(AND([.D$31]&gt;=[.K17];[.D$31]&lt;[.K18]);&quot;End of Runway&quot;;&quot;&quot;)))" office:value-type="string" office:string-value="Retirement?">
            <text:p>Retirement?</text:p>
          </table:table-cell>
          <table:table-cell table:formula="of:=[.L17]-[.L16]" office:value-type="currency" office:currency="USD" office:value="836.683564012001">
            <text:p>$836.68</text:p>
          </table:table-cell>
          <table:table-cell table:formula="of:=IF([.M17]&lt;&gt;&quot;&quot;;[.M17]-[.M16];&quot;&quot;)">
            <text:p/>
          </table:table-cell>
          <table:table-cell/>
          <table:table-cell table:style-name="ce3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9" office:value-type="percentage" office:value="0.0391">
            <text:p>3.91%</text:p>
          </table:table-cell>
          <table:table-cell table:style-name="ce9" table:formula="of:=(1+[.U17])^(1/[.$S17])-1" office:value-type="percentage" office:value="0.0038428603131162">
            <text:p>0.38%</text:p>
          </table:table-cell>
          <table:table-cell table:style-name="ce9" office:value-type="percentage" office:value="0.0531">
            <text:p>5.31%</text:p>
          </table:table-cell>
          <table:table-cell table:style-name="ce9" table:formula="of:=(1+[.W17])^(1/[.$S17])-1" office:value-type="percentage" office:value="0.00518722685713291">
            <text:p>0.52%</text:p>
          </table:table-cell>
          <table:table-cell table:style-name="ce9" office:value-type="percentage" office:value="0.2791">
            <text:p>27.91%</text:p>
          </table:table-cell>
          <table:table-cell table:formula="of:=[.Y17]*[.V17]" office:value-type="float" office:value="0.00107254231339073">
            <text:p>0.0010725423</text:p>
          </table:table-cell>
          <table:table-cell table:style-name="ce9" table:formula="of:=(1+[.V17])^NETWORKDAYS(DATE(2020;1;1);DATE(2020;12;31))-1" office:value-type="percentage" office:value="1.73163352638511">
            <text:p>173.16%</text:p>
          </table:table-cell>
          <table:table-cell table:style-name="ce16" table:formula="of:=(1+[.X17])^NETWORKDAYS(1;365)-1" office:value-type="percentage" office:value="2.83892769118149">
            <text:p>283.89%</text:p>
          </table:table-cell>
        </table:table-row>
        <table:table-row table:style-name="ro2">
          <table:table-cell table:number-columns-repeated="2"/>
          <table:table-cell table:style-name="ce3" office:value-type="string">
            <text:p>t2</text:p>
          </table:table-cell>
          <table:table-cell table:style-name="ce18" office:value-type="float" office:value="5">
            <text:p>5</text:p>
          </table:table-cell>
          <table:table-cell table:number-columns-repeated="2"/>
          <table:table-cell table:style-name="ce3" office:value-type="string">
            <text:p>Time (d):</text:p>
          </table:table-cell>
          <table:table-cell table:style-name="ce30" table:formula="of:=LOG(([.H17]/[.H10])^[.H8];1+[.H9])" office:value-type="float" office:value="192.462800835254">
            <text:p>192.46</text:p>
          </table:table-cell>
          <table:table-cell table:style-name="ce1"/>
          <table:table-cell/>
          <table:table-cell table:formula="of:=WORKDAY([.K17];[.H$8])" office:value-type="date" office:date-value="2020-10-23">
            <text:p>10/23/20</text:p>
          </table:table-cell>
          <table:table-cell table:formula="of:=IF(COUNT([.K$7:.K18])=[.H$13]+1;[.H$10];[.L17]*(1+[.H$9]))" office:value-type="currency" office:currency="USD" office:value="11727.7719506882">
            <text:p>$11,727.77</text:p>
          </table:table-cell>
          <table:table-cell/>
          <table:table-cell table:formula="of:=IF(AND([.M17]&lt;&gt;0;[.M18]&lt;&gt;&quot;&quot;);[.M18]/[.M17]-1;&quot;&quot;)">
            <text:p/>
          </table:table-cell>
          <table:table-cell table:formula="of:=IF(AND([.H$27]&gt;=[.K18];[.H$27]&lt;[.K19]);&quot;Retirement?&quot;;IF([.L18]=[.H$10];&quot;Increase buying power&quot;;IF(AND([.D$31]&gt;=[.K18];[.D$31]&lt;[.K19]);&quot;End of Runway&quot;;&quot;&quot;)))">
            <text:p/>
          </table:table-cell>
          <table:table-cell table:formula="of:=[.L18]-[.L17]" office:value-type="currency" office:currency="USD" office:value="906.797646676207">
            <text:p>$906.80</text:p>
          </table:table-cell>
          <table:table-cell table:formula="of:=IF([.M18]&lt;&gt;&quot;&quot;;[.M18]-[.M17];&quot;&quot;)">
            <text:p/>
          </table:table-cell>
          <table:table-cell/>
          <table:table-cell table:style-name="ce3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9" office:value-type="percentage" office:value="0.0425">
            <text:p>4.25%</text:p>
          </table:table-cell>
          <table:table-cell table:style-name="ce9" table:formula="of:=(1+[.U18])^(1/[.$S18])-1" office:value-type="percentage" office:value="0.00417084131793111">
            <text:p>0.42%</text:p>
          </table:table-cell>
          <table:table-cell table:style-name="ce9" office:value-type="percentage" office:value="0.0638">
            <text:p>6.38%</text:p>
          </table:table-cell>
          <table:table-cell table:style-name="ce9" table:formula="of:=(1+[.W18])^(1/[.$S18])-1" office:value-type="percentage" office:value="0.00620390532890247">
            <text:p>0.62%</text:p>
          </table:table-cell>
          <table:table-cell table:style-name="ce9" office:value-type="percentage" office:value="0.2254">
            <text:p>22.54%</text:p>
          </table:table-cell>
          <table:table-cell table:formula="of:=[.Y18]*[.V18]" office:value-type="float" office:value="0.000940107633061671">
            <text:p>0.0009401076</text:p>
          </table:table-cell>
          <table:table-cell table:style-name="ce9" table:formula="of:=(1+[.V18])^NETWORKDAYS(DATE(2020;1;1);DATE(2020;12;31))-1" office:value-type="percentage" office:value="1.97572550620752">
            <text:p>197.57%</text:p>
          </table:table-cell>
          <table:table-cell table:style-name="ce16" table:formula="of:=(1+[.X18])^NETWORKDAYS(1;365)-1" office:value-type="percentage" office:value="3.99297780596282">
            <text:p>399.30%</text:p>
          </table:table-cell>
        </table:table-row>
        <table:table-row table:style-name="ro2">
          <table:table-cell table:style-name="ce1"/>
          <table:table-cell/>
          <table:table-cell table:style-name="ce4" office:value-type="string">
            <text:p>i2</text:p>
          </table:table-cell>
          <table:table-cell table:style-name="ce17" table:formula="of:=(1+[.D17])^([.D18]/[.D16])-1" office:value-type="percentage" office:value="0.0410571550111936">
            <text:p>4.11%</text:p>
          </table:table-cell>
          <table:table-cell table:number-columns-repeated="2"/>
          <table:table-cell table:style-name="ce3" office:value-type="string">
            <text:p>Time (mo):</text:p>
          </table:table-cell>
          <table:table-cell table:style-name="ce30" table:formula="of:=[.H18]/30" office:value-type="float" office:value="6.41542669450847">
            <text:p>6.42</text:p>
          </table:table-cell>
          <table:table-cell/>
          <table:table-cell table:style-name="ce34"/>
          <table:table-cell table:formula="of:=WORKDAY([.K18];[.H$8])" office:value-type="date" office:date-value="2020-11-06">
            <text:p>11/06/20</text:p>
          </table:table-cell>
          <table:table-cell table:formula="of:=IF(COUNT([.K$7:.K19])=[.H$13]+1;[.H$10];[.L18]*(1+[.H$9]))" office:value-type="currency" office:currency="USD" office:value="12710.5592401559">
            <text:p>$12,710.56</text:p>
          </table:table-cell>
          <table:table-cell/>
          <table:table-cell table:formula="of:=IF(AND([.M18]&lt;&gt;0;[.M19]&lt;&gt;&quot;&quot;);[.M19]/[.M18]-1;&quot;&quot;)">
            <text:p/>
          </table:table-cell>
          <table:table-cell table:formula="of:=IF(AND([.H$27]&gt;=[.K19];[.H$27]&lt;[.K20]);&quot;Retirement?&quot;;IF([.L19]=[.H$10];&quot;Increase buying power&quot;;IF(AND([.D$31]&gt;=[.K19];[.D$31]&lt;[.K20]);&quot;End of Runway&quot;;&quot;&quot;)))">
            <text:p/>
          </table:table-cell>
          <table:table-cell table:formula="of:=[.L19]-[.L18]" office:value-type="currency" office:currency="USD" office:value="982.787289467673">
            <text:p>$982.79</text:p>
          </table:table-cell>
          <table:table-cell table:formula="of:=IF([.M19]&lt;&gt;&quot;&quot;;[.M19]-[.M18];&quot;&quot;)">
            <text:p/>
          </table:table-cell>
          <table:table-cell/>
          <table:table-cell table:style-name="ce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9" office:value-type="percentage" office:value="0.0214">
            <text:p>2.14%</text:p>
          </table:table-cell>
          <table:table-cell table:style-name="ce9" table:formula="of:=(1+[.U19])^(1/[.$S19])-1" office:value-type="percentage" office:value="0.00424382668235457">
            <text:p>0.42%</text:p>
          </table:table-cell>
          <table:table-cell table:style-name="ce9" office:value-type="percentage" office:value="0.0522">
            <text:p>5.22%</text:p>
          </table:table-cell>
          <table:table-cell table:style-name="ce9" table:formula="of:=(1+[.W19])^(1/[.$S19])-1" office:value-type="percentage" office:value="0.0102286001882603">
            <text:p>1.02%</text:p>
          </table:table-cell>
          <table:table-cell table:style-name="ce9" office:value-type="percentage" office:value="0.1346">
            <text:p>13.46%</text:p>
          </table:table-cell>
          <table:table-cell table:formula="of:=[.Y19]*[.V19]" office:value-type="float" office:value="0.000571219071444925">
            <text:p>0.0005712191</text:p>
          </table:table-cell>
          <table:table-cell table:style-name="ce9" table:formula="of:=(1+[.V19])^NETWORKDAYS(DATE(2020;1;1);DATE(2020;12;31))-1" office:value-type="percentage" office:value="2.03293235702697">
            <text:p>203.29%</text:p>
          </table:table-cell>
          <table:table-cell table:style-name="ce16" table:formula="of:=(1+[.X19])^NETWORKDAYS(1;365)-1" office:value-type="percentage" office:value="13.0965055926084">
            <text:p>1309.65%</text:p>
          </table:table-cell>
        </table:table-row>
        <table:table-row table:style-name="ro2">
          <table:table-cell table:number-columns-repeated="6"/>
          <table:table-cell table:style-name="ce3" office:value-type="string">
            <text:p>Time (yr):</text:p>
          </table:table-cell>
          <table:table-cell table:style-name="ce30" table:formula="of:=[.H19]/12" office:value-type="float" office:value="0.53461889120904">
            <text:p>0.53</text:p>
          </table:table-cell>
          <table:table-cell table:number-columns-repeated="2"/>
          <table:table-cell table:formula="of:=WORKDAY([.K19];[.H$8])" office:value-type="date" office:date-value="2020-11-20">
            <text:p>11/20/20</text:p>
          </table:table-cell>
          <table:table-cell table:formula="of:=IF(COUNT([.K$7:.K20])=[.H$13]+1;[.H$10];[.L19]*(1+[.H$9]))" office:value-type="currency" office:currency="USD" office:value="13775.7041044809">
            <text:p>$13,775.70</text:p>
          </table:table-cell>
          <table:table-cell/>
          <table:table-cell table:formula="of:=IF(AND([.M19]&lt;&gt;0;[.M20]&lt;&gt;&quot;&quot;);[.M20]/[.M19]-1;&quot;&quot;)">
            <text:p/>
          </table:table-cell>
          <table:table-cell table:formula="of:=IF(AND([.H$27]&gt;=[.K20];[.H$27]&lt;[.K21]);&quot;Retirement?&quot;;IF([.L20]=[.H$10];&quot;Increase buying power&quot;;IF(AND([.D$31]&gt;=[.K20];[.D$31]&lt;[.K21]);&quot;End of Runway&quot;;&quot;&quot;)))">
            <text:p/>
          </table:table-cell>
          <table:table-cell table:formula="of:=[.L20]-[.L19]" office:value-type="currency" office:currency="USD" office:value="1065.14486432506">
            <text:p>$1,065.14</text:p>
          </table:table-cell>
          <table:table-cell table:formula="of:=IF([.M20]&lt;&gt;&quot;&quot;;[.M20]-[.M19];&quot;&quot;)">
            <text:p/>
          </table:table-cell>
          <table:table-cell/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percentage" office:value="0.018">
            <text:p>1.80%</text:p>
          </table:table-cell>
          <table:table-cell table:style-name="ce9" table:formula="of:=(1+[.U20])^(1/[.$S20])-1" office:value-type="percentage" office:value="0.00357435645637372">
            <text:p>0.36%</text:p>
          </table:table-cell>
          <table:table-cell table:style-name="ce9" office:value-type="percentage" office:value="0.0487">
            <text:p>4.87%</text:p>
          </table:table-cell>
          <table:table-cell table:style-name="ce9" table:formula="of:=(1+[.W20])^(1/[.$S20])-1" office:value-type="percentage" office:value="0.00955562659864095">
            <text:p>0.96%</text:p>
          </table:table-cell>
          <table:table-cell table:style-name="ce9" office:value-type="percentage" office:value="0.1318">
            <text:p>13.18%</text:p>
          </table:table-cell>
          <table:table-cell table:formula="of:=[.Y20]*[.V20]" office:value-type="float" office:value="0.000471100180950056">
            <text:p>0.0004711002</text:p>
          </table:table-cell>
          <table:table-cell table:style-name="ce9" table:formula="of:=(1+[.V20])^NETWORKDAYS(DATE(2020;1;1);DATE(2020;12;31))-1" office:value-type="percentage" office:value="1.54673388787534">
            <text:p>154.67%</text:p>
          </table:table-cell>
          <table:table-cell table:style-name="ce16" table:formula="of:=(1+[.X20])^NETWORKDAYS(1;365)-1" office:value-type="percentage" office:value="10.8540276585188">
            <text:p>1085.40%</text:p>
          </table:table-cell>
        </table:table-row>
        <table:table-row table:style-name="ro2">
          <table:table-cell table:number-columns-repeated="2"/>
          <table:table-cell table:style-name="ce2" office:value-type="string">
            <text:p>Perpetuity</text:p>
          </table:table-cell>
          <table:table-cell table:style-name="ce12"/>
          <table:table-cell table:number-columns-repeated="2"/>
          <table:table-cell table:style-name="ce26" office:value-type="string">
            <text:p>OR</text:p>
          </table:table-cell>
          <table:table-cell table:style-name="ce13"/>
          <table:table-cell table:number-columns-repeated="2"/>
          <table:table-cell table:formula="of:=WORKDAY([.K20];[.H$8])" office:value-type="date" office:date-value="2020-12-04">
            <text:p>12/04/20</text:p>
          </table:table-cell>
          <table:table-cell table:formula="of:=IF(COUNT([.K$7:.K21])=[.H$13]+1;[.H$10];[.L20]*(1+[.H$9]))" office:value-type="currency" office:currency="USD" office:value="14930.1081084365">
            <text:p>$14,930.11</text:p>
          </table:table-cell>
          <table:table-cell/>
          <table:table-cell table:formula="of:=IF(AND([.M20]&lt;&gt;0;[.M21]&lt;&gt;&quot;&quot;);[.M21]/[.M20]-1;&quot;&quot;)">
            <text:p/>
          </table:table-cell>
          <table:table-cell table:formula="of:=IF(AND([.H$27]&gt;=[.K21];[.H$27]&lt;[.K22]);&quot;Retirement?&quot;;IF([.L21]=[.H$10];&quot;Increase buying power&quot;;IF(AND([.D$31]&gt;=[.K21];[.D$31]&lt;[.K22]);&quot;End of Runway&quot;;&quot;&quot;)))">
            <text:p/>
          </table:table-cell>
          <table:table-cell table:formula="of:=[.L21]-[.L20]" office:value-type="currency" office:currency="USD" office:value="1154.4040039555">
            <text:p>$1,154.40</text:p>
          </table:table-cell>
          <table:table-cell table:formula="of:=IF([.M21]&lt;&gt;&quot;&quot;;[.M21]-[.M20];&quot;&quot;)">
            <text:p/>
          </table:table-cell>
          <table:table-cell/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9" office:value-type="percentage" office:value="0.0179">
            <text:p>1.79%</text:p>
          </table:table-cell>
          <table:table-cell table:style-name="ce9" table:formula="of:=(1+[.U21])^(1/[.$S21])-1" office:value-type="percentage" office:value="0.00355463909307407">
            <text:p>0.36%</text:p>
          </table:table-cell>
          <table:table-cell table:style-name="ce9" office:value-type="percentage" office:value="0.043">
            <text:p>4.30%</text:p>
          </table:table-cell>
          <table:table-cell table:style-name="ce9" table:formula="of:=(1+[.W21])^(1/[.$S21])-1" office:value-type="percentage" office:value="0.0084557850935949">
            <text:p>0.85%</text:p>
          </table:table-cell>
          <table:table-cell table:style-name="ce9" office:value-type="percentage" office:value="0.1269">
            <text:p>12.69%</text:p>
          </table:table-cell>
          <table:table-cell table:formula="of:=[.Y21]*[.V21]" office:value-type="float" office:value="0.0004510837009111">
            <text:p>0.0004510837</text:p>
          </table:table-cell>
          <table:table-cell table:style-name="ce9" table:formula="of:=(1+[.V21])^NETWORKDAYS(DATE(2020;1;1);DATE(2020;12;31))-1" office:value-type="percentage" office:value="1.53365800264325">
            <text:p>153.37%</text:p>
          </table:table-cell>
          <table:table-cell table:style-name="ce16" table:formula="of:=(1+[.X21])^NETWORKDAYS(1;365)-1" office:value-type="percentage" office:value="7.92861379726098">
            <text:p>792.86%</text:p>
          </table:table-cell>
        </table:table-row>
        <table:table-row table:style-name="ro2">
          <table:table-cell table:number-columns-repeated="2"/>
          <table:table-cell table:style-name="ce3" office:value-type="string">
            <text:p>A/period</text:p>
          </table:table-cell>
          <table:table-cell table:style-name="ce14" table:formula="of:=CEILING([.D29]*[.H8]/22;250)" office:value-type="currency" office:currency="USD" office:value="1750">
            <text:p>$1,750.00</text:p>
          </table:table-cell>
          <table:table-cell table:number-columns-repeated="2"/>
          <table:table-cell table:style-name="ce3" office:value-type="string">
            <text:p>Time (d):</text:p>
          </table:table-cell>
          <table:table-cell table:style-name="ce18" office:value-type="float" office:value="180">
            <text:p>180</text:p>
          </table:table-cell>
          <table:table-cell table:style-name="ce1"/>
          <table:table-cell/>
          <table:table-cell table:formula="of:=WORKDAY([.K21];[.H$8])" office:value-type="date" office:date-value="2020-12-18">
            <text:p>12/18/20</text:p>
          </table:table-cell>
          <table:table-cell table:formula="of:=IF(COUNT([.K$7:.K22])=[.H$13]+1;[.H$10];[.L21]*(1+[.H$9]))" office:value-type="currency" office:currency="USD" office:value="16181.2511679234">
            <text:p>$16,181.25</text:p>
          </table:table-cell>
          <table:table-cell/>
          <table:table-cell table:formula="of:=IF(AND([.M21]&lt;&gt;0;[.M22]&lt;&gt;&quot;&quot;);[.M22]/[.M21]-1;&quot;&quot;)">
            <text:p/>
          </table:table-cell>
          <table:table-cell table:formula="of:=IF(AND([.H$27]&gt;=[.K22];[.H$27]&lt;[.K23]);&quot;Retirement?&quot;;IF([.L22]=[.H$10];&quot;Increase buying power&quot;;IF(AND([.D$31]&gt;=[.K22];[.D$31]&lt;[.K23]);&quot;End of Runway&quot;;&quot;&quot;)))">
            <text:p/>
          </table:table-cell>
          <table:table-cell table:formula="of:=[.L22]-[.L21]" office:value-type="currency" office:currency="USD" office:value="1251.14305948698">
            <text:p>$1,251.14</text:p>
          </table:table-cell>
          <table:table-cell table:formula="of:=IF([.M22]&lt;&gt;&quot;&quot;;[.M22]-[.M21];&quot;&quot;)">
            <text:p/>
          </table:table-cell>
          <table:table-cell/>
          <table:table-cell table:style-name="ce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9" office:value-type="percentage" office:value="0.0151">
            <text:p>1.51%</text:p>
          </table:table-cell>
          <table:table-cell table:style-name="ce9" table:formula="of:=(1+[.U22])^(1/[.$S22])-1" office:value-type="percentage" office:value="0.00300192273463962">
            <text:p>0.30%</text:p>
          </table:table-cell>
          <table:table-cell table:style-name="ce9" office:value-type="percentage" office:value="0.0462">
            <text:p>4.62%</text:p>
          </table:table-cell>
          <table:table-cell table:style-name="ce9" table:formula="of:=(1+[.W22])^(1/[.$S22])-1" office:value-type="percentage" office:value="0.00907383024158781">
            <text:p>0.91%</text:p>
          </table:table-cell>
          <table:table-cell table:style-name="ce9" office:value-type="percentage" office:value="0.1473">
            <text:p>14.73%</text:p>
          </table:table-cell>
          <table:table-cell table:formula="of:=[.Y22]*[.V22]" office:value-type="float" office:value="0.000442183218812416">
            <text:p>0.0004421832</text:p>
          </table:table-cell>
          <table:table-cell table:style-name="ce9" table:formula="of:=(1+[.V22])^NETWORKDAYS(DATE(2020;1;1);DATE(2020;12;31))-1" office:value-type="percentage" office:value="1.19312090894155">
            <text:p>119.31%</text:p>
          </table:table-cell>
          <table:table-cell table:style-name="ce16" table:formula="of:=(1+[.X22])^NETWORKDAYS(1;365)-1" office:value-type="percentage" office:value="9.47044683505494">
            <text:p>947.04%</text:p>
          </table:table-cell>
        </table:table-row>
        <table:table-row table:style-name="ro2">
          <table:table-cell table:number-columns-repeated="2"/>
          <table:table-cell table:style-name="ce3" office:value-type="string">
            <text:p>I</text:p>
          </table:table-cell>
          <table:table-cell table:style-name="ce13" table:formula="of:=[.H9]" office:value-type="percentage" office:value="0.0838">
            <text:p>8.38%</text:p>
          </table:table-cell>
          <table:table-cell table:number-columns-repeated="2"/>
          <table:table-cell table:style-name="ce3" office:value-type="string">
            <text:p>Time (mo):</text:p>
          </table:table-cell>
          <table:table-cell table:style-name="ce13" table:formula="of:=[.H22]/30" office:value-type="float" office:value="6">
            <text:p>6</text:p>
          </table:table-cell>
          <table:table-cell table:number-columns-repeated="2"/>
          <table:table-cell table:formula="of:=WORKDAY([.K22];[.H$8])" office:value-type="date" office:date-value="2021-01-01">
            <text:p>01/01/21</text:p>
          </table:table-cell>
          <table:table-cell table:formula="of:=IF(COUNT([.K$7:.K23])=[.H$13]+1;[.H$10];[.L22]*(1+[.H$9]))" office:value-type="currency" office:currency="USD" office:value="17537.2400157954">
            <text:p>$17,537.24</text:p>
          </table:table-cell>
          <table:table-cell/>
          <table:table-cell table:formula="of:=IF(AND([.M22]&lt;&gt;0;[.M23]&lt;&gt;&quot;&quot;);[.M23]/[.M22]-1;&quot;&quot;)">
            <text:p/>
          </table:table-cell>
          <table:table-cell table:formula="of:=IF(AND([.H$27]&gt;=[.K23];[.H$27]&lt;[.K24]);&quot;Retirement?&quot;;IF([.L23]=[.H$10];&quot;Increase buying power&quot;;IF(AND([.D$31]&gt;=[.K23];[.D$31]&lt;[.K24]);&quot;End of Runway&quot;;&quot;&quot;)))">
            <text:p/>
          </table:table-cell>
          <table:table-cell table:formula="of:=[.L23]-[.L22]" office:value-type="currency" office:currency="USD" office:value="1355.98884787198">
            <text:p>$1,355.99</text:p>
          </table:table-cell>
          <table:table-cell table:formula="of:=IF([.M23]&lt;&gt;&quot;&quot;;[.M23]-[.M22];&quot;&quot;)">
            <text:p/>
          </table:table-cell>
          <table:table-cell/>
          <table:table-cell table:style-name="ce4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11" office:value-type="percentage" office:value="0.0139">
            <text:p>1.39%</text:p>
          </table:table-cell>
          <table:table-cell table:style-name="ce11" table:formula="of:=(1+[.U23])^(1/[.$S23])-1" office:value-type="percentage" office:value="0.00276467086852517">
            <text:p>0.28%</text:p>
          </table:table-cell>
          <table:table-cell table:style-name="ce11" office:value-type="percentage" office:value="0.0438">
            <text:p>4.38%</text:p>
          </table:table-cell>
          <table:table-cell table:style-name="ce11" table:formula="of:=(1+[.W23])^(1/[.$S23])-1" office:value-type="percentage" office:value="0.0086104384436736">
            <text:p>0.86%</text:p>
          </table:table-cell>
          <table:table-cell table:style-name="ce11" office:value-type="percentage" office:value="0.1351">
            <text:p>13.51%</text:p>
          </table:table-cell>
          <table:table-cell table:style-name="ce38" table:formula="of:=[.Y23]*[.V23]" office:value-type="float" office:value="0.00037350703433775">
            <text:p>0.000373507</text:p>
          </table:table-cell>
          <table:table-cell table:style-name="ce11" table:formula="of:=(1+[.V23])^NETWORKDAYS(DATE(2020;1;1);DATE(2020;12;31))-1" office:value-type="percentage" office:value="1.06131540093722">
            <text:p>106.13%</text:p>
          </table:table-cell>
          <table:table-cell table:style-name="ce17" table:formula="of:=(1+[.X23])^NETWORKDAYS(1;365)-1" office:value-type="percentage" office:value="8.29178625769973">
            <text:p>829.18%</text:p>
          </table:table-cell>
        </table:table-row>
        <table:table-row table:style-name="ro2">
          <table:table-cell table:number-columns-repeated="2"/>
          <table:table-cell table:style-name="ce4" office:value-type="string">
            <text:p>P</text:p>
          </table:table-cell>
          <table:table-cell table:style-name="ce20" table:formula="of:=[.D22]/[.D23]" office:value-type="currency" office:currency="USD" office:value="20883.0548926014">
            <text:p>$20,883.05</text:p>
          </table:table-cell>
          <table:table-cell table:number-columns-repeated="2"/>
          <table:table-cell table:style-name="ce3" office:value-type="string">
            <text:p>Time (yr):</text:p>
          </table:table-cell>
          <table:table-cell table:style-name="ce13" table:formula="of:=[.H23]/12" office:value-type="float" office:value="0.5">
            <text:p>0.5</text:p>
          </table:table-cell>
          <table:table-cell table:number-columns-repeated="2"/>
          <table:table-cell table:formula="of:=WORKDAY([.K23];[.H$8])" office:value-type="date" office:date-value="2021-01-15">
            <text:p>01/15/21</text:p>
          </table:table-cell>
          <table:table-cell table:formula="of:=IF(COUNT([.K$7:.K24])=[.H$13]+1;[.H$10];[.L23]*(1+[.H$9]))" office:value-type="currency" office:currency="USD" office:value="19006.8607291191">
            <text:p>$19,006.86</text:p>
          </table:table-cell>
          <table:table-cell/>
          <table:table-cell table:formula="of:=IF(AND([.M23]&lt;&gt;0;[.M24]&lt;&gt;&quot;&quot;);[.M24]/[.M23]-1;&quot;&quot;)">
            <text:p/>
          </table:table-cell>
          <table:table-cell table:formula="of:=IF(AND([.H$27]&gt;=[.K24];[.H$27]&lt;[.K25]);&quot;Retirement?&quot;;IF([.L24]=[.H$10];&quot;Increase buying power&quot;;IF(AND([.D$31]&gt;=[.K24];[.D$31]&lt;[.K25]);&quot;End of Runway&quot;;&quot;&quot;)))">
            <text:p/>
          </table:table-cell>
          <table:table-cell table:formula="of:=[.L24]-[.L23]" office:value-type="currency" office:currency="USD" office:value="1469.62071332366">
            <text:p>$1,469.62</text:p>
          </table:table-cell>
          <table:table-cell table:formula="of:=IF([.M24]&lt;&gt;&quot;&quot;;[.M24]-[.M23];&quot;&quot;)">
            <text:p/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4" office:value-type="string">
            <text:p>Amount:</text:p>
          </table:table-cell>
          <table:table-cell table:style-name="ce20" table:formula="of:=[.H10]*(1+[.H9])^([.H22]/[.H8])" office:value-type="currency" office:currency="USD" office:value="36182.9161613666">
            <text:p>$36,182.92</text:p>
          </table:table-cell>
          <table:table-cell table:number-columns-repeated="2"/>
          <table:table-cell table:formula="of:=WORKDAY([.K24];[.H$8])" office:value-type="date" office:date-value="2021-01-29">
            <text:p>01/29/21</text:p>
          </table:table-cell>
          <table:table-cell table:formula="of:=IF(COUNT([.K$7:.K25])=[.H$13]+1;[.H$10];[.L24]*(1+[.H$9]))" office:value-type="currency" office:currency="USD" office:value="20599.6356582192">
            <text:p>$20,599.64</text:p>
          </table:table-cell>
          <table:table-cell/>
          <table:table-cell table:formula="of:=IF(AND([.M24]&lt;&gt;0;[.M25]&lt;&gt;&quot;&quot;);[.M25]/[.M24]-1;&quot;&quot;)">
            <text:p/>
          </table:table-cell>
          <table:table-cell table:formula="of:=IF(AND([.H$27]&gt;=[.K25];[.H$27]&lt;[.K26]);&quot;Retirement?&quot;;IF([.L25]=[.H$10];&quot;Increase buying power&quot;;IF(AND([.D$31]&gt;=[.K25];[.D$31]&lt;[.K26]);&quot;End of Runway&quot;;&quot;&quot;)))">
            <text:p/>
          </table:table-cell>
          <table:table-cell table:formula="of:=[.L25]-[.L24]" office:value-type="currency" office:currency="USD" office:value="1592.77492910018">
            <text:p>$1,592.77</text:p>
          </table:table-cell>
          <table:table-cell table:formula="of:=IF([.M25]&lt;&gt;&quot;&quot;;[.M25]-[.M24];&quot;&quot;)">
            <text:p/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3"/>
          <table:table-cell table:style-name="ce13"/>
          <table:table-cell table:number-columns-repeated="2"/>
          <table:table-cell table:formula="of:=WORKDAY([.K25];[.H$8])" office:value-type="date" office:date-value="2021-02-12">
            <text:p>02/12/21</text:p>
          </table:table-cell>
          <table:table-cell table:formula="of:=IF(COUNT([.K$7:.K26])=[.H$13]+1;[.H$10];[.L25]*(1+[.H$9]))" office:value-type="currency" office:currency="USD" office:value="22325.885126378">
            <text:p>$22,325.89</text:p>
          </table:table-cell>
          <table:table-cell/>
          <table:table-cell table:formula="of:=IF(AND([.M25]&lt;&gt;0;[.M26]&lt;&gt;&quot;&quot;);[.M26]/[.M25]-1;&quot;&quot;)">
            <text:p/>
          </table:table-cell>
          <table:table-cell table:formula="of:=IF(AND([.H$27]&gt;=[.K26];[.H$27]&lt;[.K27]);&quot;Retirement?&quot;;IF([.L26]=[.H$10];&quot;Increase buying power&quot;;IF(AND([.D$31]&gt;=[.K26];[.D$31]&lt;[.K27]);&quot;End of Runway&quot;;&quot;&quot;)))" office:value-type="string" office:string-value="End of Runway">
            <text:p>End of Runway</text:p>
          </table:table-cell>
          <table:table-cell table:formula="of:=[.L26]-[.L25]" office:value-type="currency" office:currency="USD" office:value="1726.24946815877">
            <text:p>$1,726.25</text:p>
          </table:table-cell>
          <table:table-cell table:formula="of:=IF([.M26]&lt;&gt;&quot;&quot;;[.M26]-[.M25];&quot;&quot;)">
            <text:p/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2" office:value-type="string">
            <text:p>Target Quit:</text:p>
          </table:table-cell>
          <table:table-cell table:style-name="ce31" office:value-type="date" office:date-value="2020-10-16">
            <text:p>10/16/20</text:p>
          </table:table-cell>
          <table:table-cell table:number-columns-repeated="2"/>
          <table:table-cell table:formula="of:=WORKDAY([.K26];[.H$8])" office:value-type="date" office:date-value="2021-02-26">
            <text:p>02/26/21</text:p>
          </table:table-cell>
          <table:table-cell table:formula="of:=IF(COUNT([.K$7:.K27])=[.H$13]+1;[.H$10];[.L26]*(1+[.H$9]))" office:value-type="currency" office:currency="USD" office:value="24196.7942999685">
            <text:p>$24,196.79</text:p>
          </table:table-cell>
          <table:table-cell/>
          <table:table-cell table:formula="of:=IF(AND([.M26]&lt;&gt;0;[.M27]&lt;&gt;&quot;&quot;);[.M27]/[.M26]-1;&quot;&quot;)">
            <text:p/>
          </table:table-cell>
          <table:table-cell table:formula="of:=IF(AND([.H$27]&gt;=[.K27];[.H$27]&lt;[.K28]);&quot;Retirement?&quot;;IF([.L27]=[.H$10];&quot;Increase buying power&quot;;IF(AND([.D$31]&gt;=[.K27];[.D$31]&lt;[.K28]);&quot;End of Runway&quot;;&quot;&quot;)))">
            <text:p/>
          </table:table-cell>
          <table:table-cell table:formula="of:=[.L27]-[.L26]" office:value-type="currency" office:currency="USD" office:value="1870.90917359048">
            <text:p>$1,870.91</text:p>
          </table:table-cell>
          <table:table-cell table:formula="of:=IF([.M27]&lt;&gt;&quot;&quot;;[.M27]-[.M26];&quot;&quot;)">
            <text:p/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>
            <text:p>Saved by quit:</text:p>
          </table:table-cell>
          <table:table-cell table:style-name="ce21" office:value-type="float" office:value="16250">
            <text:p>16250</text:p>
          </table:table-cell>
          <table:table-cell table:number-columns-repeated="2"/>
          <table:table-cell table:style-name="ce3" office:value-type="string">
            <office:annotation draw:style-name="gr3" draw:text-style-name="P1" svg:width="1.1413in" svg:height="0.5457in" svg:x="7.6484in" svg:y="4.3685in" draw:caption-point-x="-0.2402in" draw:caption-point-y="0.5957in">
              <dc:creator>M</dc:creator>
              <dc:date>2020-06-04T00:00:00</dc:date>
              <text:p text:style-name="P1"><text:span text:style-name="T1">Financial independence day</text:span></text:p>
            </office:annotation>
            <text:p>FI Day:</text:p>
          </table:table-cell>
          <table:table-cell table:style-name="ce13" table:number-matrix-columns-spanned="1" table:number-matrix-rows-spanned="1" table:formula="of:=INDIRECT(&quot;K&quot;&amp;MATCH(MIN(IF([.P$8:.P$49]&lt;[.$D$22];&quot;&quot;;1)*([.P$8:.P$49]));[.P$1:.P$49]))" office:value-type="date" office:date-value="2021-02-26">
            <text:p>02/26/21</text:p>
          </table:table-cell>
          <table:table-cell table:number-columns-repeated="2"/>
          <table:table-cell table:formula="of:=WORKDAY([.K27];[.H$8])" office:value-type="date" office:date-value="2021-03-12">
            <text:p>03/12/21</text:p>
          </table:table-cell>
          <table:table-cell table:formula="of:=IF(COUNT([.K$7:.K28])=[.H$13]+1;[.H$10];[.L27]*(1+[.H$9]))" office:value-type="currency" office:currency="USD" office:value="26224.4856623059">
            <text:p>$26,224.49</text:p>
          </table:table-cell>
          <table:table-cell/>
          <table:table-cell table:formula="of:=IF(AND([.M27]&lt;&gt;0;[.M28]&lt;&gt;&quot;&quot;);[.M28]/[.M27]-1;&quot;&quot;)">
            <text:p/>
          </table:table-cell>
          <table:table-cell table:formula="of:=IF(AND([.H$27]&gt;=[.K28];[.H$27]&lt;[.K29]);&quot;Retirement?&quot;;IF([.L28]=[.H$10];&quot;Increase buying power&quot;;IF(AND([.D$31]&gt;=[.K28];[.D$31]&lt;[.K29]);&quot;End of Runway&quot;;&quot;&quot;)))">
            <text:p/>
          </table:table-cell>
          <table:table-cell table:formula="of:=[.L28]-[.L27]" office:value-type="currency" office:currency="USD" office:value="2027.69136233736">
            <text:p>$2,027.69</text:p>
          </table:table-cell>
          <table:table-cell table:formula="of:=IF([.M28]&lt;&gt;&quot;&quot;;[.M28]-[.M27];&quot;&quot;)">
            <text:p/>
          </table:table-cell>
          <table:table-cell table:number-columns-repeated="3"/>
          <table:table-cell table:style-name="ce9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Mo expenses:</text:p>
          </table:table-cell>
          <table:table-cell table:style-name="ce22" office:value-type="float" office:value="3400">
            <text:p>3400</text:p>
          </table:table-cell>
          <table:table-cell table:number-columns-repeated="2"/>
          <table:table-cell table:style-name="ce3" office:value-type="string">
            <text:p>Time to cover (m):</text:p>
          </table:table-cell>
          <table:table-cell table:style-name="ce30" table:formula="of:=([.H28]-[.H27])/30" office:value-type="float" office:value="4.43333333333333">
            <text:p>4.43</text:p>
          </table:table-cell>
          <table:table-cell table:number-columns-repeated="2"/>
          <table:table-cell table:formula="of:=WORKDAY([.K28];[.H$8])" office:value-type="date" office:date-value="2021-03-26">
            <text:p>03/26/21</text:p>
          </table:table-cell>
          <table:table-cell table:formula="of:=IF(COUNT([.K$7:.K29])=[.H$13]+1;[.H$10];[.L28]*(1+[.H$9]))" office:value-type="currency" office:currency="USD" office:value="28422.0975608071">
            <text:p>$28,422.10</text:p>
          </table:table-cell>
          <table:table-cell/>
          <table:table-cell table:formula="of:=IF(AND([.M28]&lt;&gt;0;[.M29]&lt;&gt;&quot;&quot;);[.M29]/[.M28]-1;&quot;&quot;)">
            <text:p/>
          </table:table-cell>
          <table:table-cell table:formula="of:=IF(AND([.H$27]&gt;=[.K29];[.H$27]&lt;[.K30]);&quot;Retirement?&quot;;IF([.L29]=[.H$10];&quot;Increase buying power&quot;;IF(AND([.D$31]&gt;=[.K29];[.D$31]&lt;[.K30]);&quot;End of Runway&quot;;&quot;&quot;)))">
            <text:p/>
          </table:table-cell>
          <table:table-cell table:formula="of:=[.L29]-[.L28]" office:value-type="currency" office:currency="USD" office:value="2197.61189850123">
            <text:p>$2,197.61</text:p>
          </table:table-cell>
          <table:table-cell table:formula="of:=IF([.M29]&lt;&gt;&quot;&quot;;[.M29]-[.M28];&quot;&quot;)">
            <text:p/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3" office:value-type="string">
            <text:p>runway</text:p>
          </table:table-cell>
          <table:table-cell table:style-name="ce13" table:formula="of:=INT([.D28]/[.D29])" office:value-type="float" office:value="4">
            <text:p>4</text:p>
          </table:table-cell>
          <table:table-cell table:number-columns-repeated="2"/>
          <table:table-cell table:style-name="ce3" office:value-type="string">
            <text:p>Runway (m):</text:p>
          </table:table-cell>
          <table:table-cell table:style-name="ce32" table:formula="of:=[.D30]" office:value-type="float" office:value="4">
            <text:p>4</text:p>
          </table:table-cell>
          <table:table-cell table:number-columns-repeated="2"/>
          <table:table-cell table:formula="of:=WORKDAY([.K29];[.H$8])" office:value-type="date" office:date-value="2021-04-09">
            <text:p>04/09/21</text:p>
          </table:table-cell>
          <table:table-cell table:formula="of:=IF(COUNT([.K$7:.K30])=[.H$13]+1;[.H$10];[.L29]*(1+[.H$9]))" office:value-type="currency" office:currency="USD" office:value="30803.8693364027">
            <text:p>$30,803.87</text:p>
          </table:table-cell>
          <table:table-cell/>
          <table:table-cell table:formula="of:=IF(AND([.M29]&lt;&gt;0;[.M30]&lt;&gt;&quot;&quot;);[.M30]/[.M29]-1;&quot;&quot;)">
            <text:p/>
          </table:table-cell>
          <table:table-cell table:formula="of:=IF(AND([.H$27]&gt;=[.K30];[.H$27]&lt;[.K31]);&quot;Retirement?&quot;;IF([.L30]=[.H$10];&quot;Increase buying power&quot;;IF(AND([.D$31]&gt;=[.K30];[.D$31]&lt;[.K31]);&quot;End of Runway&quot;;&quot;&quot;)))">
            <text:p/>
          </table:table-cell>
          <table:table-cell table:formula="of:=[.L30]-[.L29]" office:value-type="currency" office:currency="USD" office:value="2381.77177559564">
            <text:p>$2,381.77</text:p>
          </table:table-cell>
          <table:table-cell table:formula="of:=IF([.M30]&lt;&gt;&quot;&quot;;[.M30]-[.M29];&quot;&quot;)">
            <text:p/>
          </table:table-cell>
          <table:table-cell table:number-columns-repeated="3"/>
          <table:table-cell table:style-name="ce9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>
            <text:p>End of runway</text:p>
          </table:table-cell>
          <table:table-cell table:style-name="ce23" table:formula="of:=[.H27]+30*[.D30]" office:value-type="date" office:date-value="2021-02-13">
            <text:p>02/13/21</text:p>
          </table:table-cell>
          <table:table-cell table:number-columns-repeated="2"/>
          <table:table-cell table:style-name="ce3" office:value-type="string">
            <text:p>Leeway (m):</text:p>
          </table:table-cell>
          <table:table-cell table:style-name="ce30" table:formula="of:=[.H30]-[.H29]" office:value-type="float" office:value="-0.433333333333334">
            <text:p>-0.43</text:p>
          </table:table-cell>
          <table:table-cell table:number-columns-repeated="2"/>
          <table:table-cell table:formula="of:=WORKDAY([.K30];[.H$8])" office:value-type="date" office:date-value="2021-04-23">
            <text:p>04/23/21</text:p>
          </table:table-cell>
          <table:table-cell table:formula="of:=IF(COUNT([.K$7:.K31])=[.H$13]+1;[.H$10];[.L30]*(1+[.H$9]))" office:value-type="currency" office:currency="USD" office:value="33385.2335867933">
            <text:p>$33,385.23</text:p>
          </table:table-cell>
          <table:table-cell/>
          <table:table-cell table:formula="of:=IF(AND([.M30]&lt;&gt;0;[.M31]&lt;&gt;&quot;&quot;);[.M31]/[.M30]-1;&quot;&quot;)">
            <text:p/>
          </table:table-cell>
          <table:table-cell table:formula="of:=IF(AND([.H$27]&gt;=[.K31];[.H$27]&lt;[.K32]);&quot;Retirement?&quot;;IF([.L31]=[.H$10];&quot;Increase buying power&quot;;IF(AND([.D$31]&gt;=[.K31];[.D$31]&lt;[.K32]);&quot;End of Runway&quot;;&quot;&quot;)))">
            <text:p/>
          </table:table-cell>
          <table:table-cell table:formula="of:=[.L31]-[.L30]" office:value-type="currency" office:currency="USD" office:value="2581.36425039055">
            <text:p>$2,581.36</text:p>
          </table:table-cell>
          <table:table-cell table:formula="of:=IF([.M31]&lt;&gt;&quot;&quot;;[.M31]-[.M30];&quot;&quot;)">
            <text:p/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27" office:value-type="string">
            <text:p>Feasible?</text:p>
          </table:table-cell>
          <table:table-cell table:style-name="ce33" table:formula="of:=IF([.H31]&lt;0;&quot;No&quot;;IF([.H31]&lt;2;&quot;It's Tight&quot;;&quot;Yes&quot;))" office:value-type="string" office:string-value="No">
            <office:annotation draw:style-name="gr1" draw:text-style-name="P1" svg:width="1.1413in" svg:height="0.3902in" svg:x="8.5374in" svg:y="5.1102in" draw:caption-point-x="-0.2402in" draw:caption-point-y="0.5957in">
              <dc:creator>M</dc:creator>
              <dc:date>2020-06-04T00:00:00</dc:date>
              <text:p text:style-name="P1"><text:span text:style-name="T1">Should have ~2 mo's of savings</text:span></text:p>
            </office:annotation>
            <text:p>No</text:p>
          </table:table-cell>
          <table:table-cell table:number-columns-repeated="2"/>
          <table:table-cell table:formula="of:=WORKDAY([.K31];[.H$8])" office:value-type="date" office:date-value="2021-05-07">
            <text:p>05/07/21</text:p>
          </table:table-cell>
          <table:table-cell table:formula="of:=IF(COUNT([.K$7:.K32])=[.H$13]+1;[.H$10];[.L31]*(1+[.H$9]))" office:value-type="currency" office:currency="USD" office:value="36182.9161613666">
            <text:p>$36,182.92</text:p>
          </table:table-cell>
          <table:table-cell/>
          <table:table-cell table:formula="of:=IF(AND([.M31]&lt;&gt;0;[.M32]&lt;&gt;&quot;&quot;);[.M32]/[.M31]-1;&quot;&quot;)">
            <text:p/>
          </table:table-cell>
          <table:table-cell table:formula="of:=IF(AND([.H$27]&gt;=[.K32];[.H$27]&lt;[.K33]);&quot;Retirement?&quot;;IF([.L32]=[.H$10];&quot;Increase buying power&quot;;IF(AND([.D$31]&gt;=[.K32];[.D$31]&lt;[.K33]);&quot;End of Runway&quot;;&quot;&quot;)))">
            <text:p/>
          </table:table-cell>
          <table:table-cell table:formula="of:=[.L32]-[.L31]" office:value-type="currency" office:currency="USD" office:value="2797.68257457328">
            <text:p>$2,797.68</text:p>
          </table:table-cell>
          <table:table-cell table:formula="of:=IF([.M32]&lt;&gt;&quot;&quot;;[.M32]-[.M31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2];[.H$8])" office:value-type="date" office:date-value="2021-05-21">
            <text:p>05/21/21</text:p>
          </table:table-cell>
          <table:table-cell table:formula="of:=IF(COUNT([.K$7:.K33])=[.H$13]+1;[.H$10];[.L32]*(1+[.H$9]))" office:value-type="currency" office:currency="USD" office:value="39215.0445356891">
            <text:p>$39,215.04</text:p>
          </table:table-cell>
          <table:table-cell/>
          <table:table-cell table:formula="of:=IF(AND([.M32]&lt;&gt;0;[.M33]&lt;&gt;&quot;&quot;);[.M33]/[.M32]-1;&quot;&quot;)">
            <text:p/>
          </table:table-cell>
          <table:table-cell table:formula="of:=IF(AND([.H$27]&gt;=[.K33];[.H$27]&lt;[.K34]);&quot;Retirement?&quot;;IF([.L33]=[.H$10];&quot;Increase buying power&quot;;IF(AND([.D$31]&gt;=[.K33];[.D$31]&lt;[.K34]);&quot;End of Runway&quot;;&quot;&quot;)))">
            <text:p/>
          </table:table-cell>
          <table:table-cell table:formula="of:=[.L33]-[.L32]" office:value-type="currency" office:currency="USD" office:value="3032.12837432252">
            <text:p>$3,032.13</text:p>
          </table:table-cell>
          <table:table-cell table:formula="of:=IF([.M33]&lt;&gt;&quot;&quot;;[.M33]-[.M32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3];[.H$8])" office:value-type="date" office:date-value="2021-06-04">
            <text:p>06/04/21</text:p>
          </table:table-cell>
          <table:table-cell table:formula="of:=IF(COUNT([.K$7:.K34])=[.H$13]+1;[.H$10];[.L33]*(1+[.H$9]))" office:value-type="currency" office:currency="USD" office:value="42501.2652677798">
            <text:p>$42,501.27</text:p>
          </table:table-cell>
          <table:table-cell/>
          <table:table-cell table:formula="of:=IF(AND([.M33]&lt;&gt;0;[.M34]&lt;&gt;&quot;&quot;);[.M34]/[.M33]-1;&quot;&quot;)">
            <text:p/>
          </table:table-cell>
          <table:table-cell table:formula="of:=IF(AND([.H$27]&gt;=[.K34];[.H$27]&lt;[.K35]);&quot;Retirement?&quot;;IF([.L34]=[.H$10];&quot;Increase buying power&quot;;IF(AND([.D$31]&gt;=[.K34];[.D$31]&lt;[.K35]);&quot;End of Runway&quot;;&quot;&quot;)))">
            <text:p/>
          </table:table-cell>
          <table:table-cell table:formula="of:=[.L34]-[.L33]" office:value-type="currency" office:currency="USD" office:value="3286.22073209075">
            <text:p>$3,286.22</text:p>
          </table:table-cell>
          <table:table-cell table:formula="of:=IF([.M34]&lt;&gt;&quot;&quot;;[.M34]-[.M33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4];[.H$8])" office:value-type="date" office:date-value="2021-06-18">
            <text:p>06/18/21</text:p>
          </table:table-cell>
          <table:table-cell table:formula="of:=IF(COUNT([.K$7:.K35])=[.H$13]+1;[.H$10];[.L34]*(1+[.H$9]))" office:value-type="currency" office:currency="USD" office:value="46062.8712972198">
            <text:p>$46,062.87</text:p>
          </table:table-cell>
          <table:table-cell/>
          <table:table-cell table:formula="of:=IF(AND([.M34]&lt;&gt;0;[.M35]&lt;&gt;&quot;&quot;);[.M35]/[.M34]-1;&quot;&quot;)">
            <text:p/>
          </table:table-cell>
          <table:table-cell table:formula="of:=IF(AND([.H$27]&gt;=[.K35];[.H$27]&lt;[.K36]);&quot;Retirement?&quot;;IF([.L35]=[.H$10];&quot;Increase buying power&quot;;IF(AND([.D$31]&gt;=[.K35];[.D$31]&lt;[.K36]);&quot;End of Runway&quot;;&quot;&quot;)))">
            <text:p/>
          </table:table-cell>
          <table:table-cell table:formula="of:=[.L35]-[.L34]" office:value-type="currency" office:currency="USD" office:value="3561.60602943996">
            <text:p>$3,561.61</text:p>
          </table:table-cell>
          <table:table-cell table:formula="of:=IF([.M35]&lt;&gt;&quot;&quot;;[.M35]-[.M34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5];[.H$8])" office:value-type="date" office:date-value="2021-07-02">
            <text:p>07/02/21</text:p>
          </table:table-cell>
          <table:table-cell table:formula="of:=IF(COUNT([.K$7:.K36])=[.H$13]+1;[.H$10];[.L35]*(1+[.H$9]))" office:value-type="currency" office:currency="USD" office:value="49922.9399119268">
            <text:p>$49,922.94</text:p>
          </table:table-cell>
          <table:table-cell/>
          <table:table-cell table:formula="of:=IF(AND([.M35]&lt;&gt;0;[.M36]&lt;&gt;&quot;&quot;);[.M36]/[.M35]-1;&quot;&quot;)">
            <text:p/>
          </table:table-cell>
          <table:table-cell table:formula="of:=IF(AND([.H$27]&gt;=[.K36];[.H$27]&lt;[.K37]);&quot;Retirement?&quot;;IF([.L36]=[.H$10];&quot;Increase buying power&quot;;IF(AND([.D$31]&gt;=[.K36];[.D$31]&lt;[.K37]);&quot;End of Runway&quot;;&quot;&quot;)))">
            <text:p/>
          </table:table-cell>
          <table:table-cell table:formula="of:=[.L36]-[.L35]" office:value-type="currency" office:currency="USD" office:value="3860.06861470702">
            <text:p>$3,860.07</text:p>
          </table:table-cell>
          <table:table-cell table:formula="of:=IF([.M36]&lt;&gt;&quot;&quot;;[.M36]-[.M35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6];[.H$8])" office:value-type="date" office:date-value="2021-07-16">
            <text:p>07/16/21</text:p>
          </table:table-cell>
          <table:table-cell table:formula="of:=IF(COUNT([.K$7:.K37])=[.H$13]+1;[.H$10];[.L36]*(1+[.H$9]))" office:value-type="currency" office:currency="USD" office:value="54106.4822765463">
            <text:p>$54,106.48</text:p>
          </table:table-cell>
          <table:table-cell/>
          <table:table-cell table:formula="of:=IF(AND([.M36]&lt;&gt;0;[.M37]&lt;&gt;&quot;&quot;);[.M37]/[.M36]-1;&quot;&quot;)">
            <text:p/>
          </table:table-cell>
          <table:table-cell table:formula="of:=IF(AND([.H$27]&gt;=[.K37];[.H$27]&lt;[.K38]);&quot;Retirement?&quot;;IF([.L37]=[.H$10];&quot;Increase buying power&quot;;IF(AND([.D$31]&gt;=[.K37];[.D$31]&lt;[.K38]);&quot;End of Runway&quot;;&quot;&quot;)))">
            <text:p/>
          </table:table-cell>
          <table:table-cell table:formula="of:=[.L37]-[.L36]" office:value-type="currency" office:currency="USD" office:value="4183.54236461947">
            <text:p>$4,183.54</text:p>
          </table:table-cell>
          <table:table-cell table:formula="of:=IF([.M37]&lt;&gt;&quot;&quot;;[.M37]-[.M36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7];[.H$8])" office:value-type="date" office:date-value="2021-07-30">
            <text:p>07/30/21</text:p>
          </table:table-cell>
          <table:table-cell table:formula="of:=IF(COUNT([.K$7:.K38])=[.H$13]+1;[.H$10];[.L37]*(1+[.H$9]))" office:value-type="currency" office:currency="USD" office:value="58640.6054913209">
            <text:p>$58,640.61</text:p>
          </table:table-cell>
          <table:table-cell/>
          <table:table-cell table:formula="of:=IF(AND([.M37]&lt;&gt;0;[.M38]&lt;&gt;&quot;&quot;);[.M38]/[.M37]-1;&quot;&quot;)">
            <text:p/>
          </table:table-cell>
          <table:table-cell table:formula="of:=IF(AND([.H$27]&gt;=[.K38];[.H$27]&lt;[.K39]);&quot;Retirement?&quot;;IF([.L38]=[.H$10];&quot;Increase buying power&quot;;IF(AND([.D$31]&gt;=[.K38];[.D$31]&lt;[.K39]);&quot;End of Runway&quot;;&quot;&quot;)))">
            <text:p/>
          </table:table-cell>
          <table:table-cell table:formula="of:=[.L38]-[.L37]" office:value-type="currency" office:currency="USD" office:value="4534.12321477458">
            <text:p>$4,534.12</text:p>
          </table:table-cell>
          <table:table-cell table:formula="of:=IF([.M38]&lt;&gt;&quot;&quot;;[.M38]-[.M37];&quot;&quot;)">
            <text:p/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1"/>
          <table:table-cell table:number-columns-repeated="4"/>
          <table:table-cell table:formula="of:=WORKDAY([.K38];[.H$8])" office:value-type="date" office:date-value="2021-08-13">
            <text:p>08/13/21</text:p>
          </table:table-cell>
          <table:table-cell table:formula="of:=IF(COUNT([.K$7:.K39])=[.H$13]+1;[.H$10];[.L38]*(1+[.H$9]))" office:value-type="currency" office:currency="USD" office:value="63554.6882314936">
            <text:p>$63,554.69</text:p>
          </table:table-cell>
          <table:table-cell/>
          <table:table-cell table:formula="of:=IF(AND([.M38]&lt;&gt;0;[.M39]&lt;&gt;&quot;&quot;);[.M39]/[.M38]-1;&quot;&quot;)">
            <text:p/>
          </table:table-cell>
          <table:table-cell table:formula="of:=IF(AND([.H$27]&gt;=[.K39];[.H$27]&lt;[.K40]);&quot;Retirement?&quot;;IF([.L39]=[.H$10];&quot;Increase buying power&quot;;IF(AND([.D$31]&gt;=[.K39];[.D$31]&lt;[.K40]);&quot;End of Runway&quot;;&quot;&quot;)))">
            <text:p/>
          </table:table-cell>
          <table:table-cell table:formula="of:=[.L39]-[.L38]" office:value-type="currency" office:currency="USD" office:value="4914.08274017269">
            <text:p>$4,914.08</text:p>
          </table:table-cell>
          <table:table-cell table:formula="of:=IF([.M39]&lt;&gt;&quot;&quot;;[.M39]-[.M38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39];[.H$8])" office:value-type="date" office:date-value="2021-08-27">
            <text:p>08/27/21</text:p>
          </table:table-cell>
          <table:table-cell table:formula="of:=IF(COUNT([.K$7:.K40])=[.H$13]+1;[.H$10];[.L39]*(1+[.H$9]))" office:value-type="currency" office:currency="USD" office:value="68880.5711052927">
            <text:p>$68,880.57</text:p>
          </table:table-cell>
          <table:table-cell/>
          <table:table-cell table:formula="of:=IF(AND([.M39]&lt;&gt;0;[.M40]&lt;&gt;&quot;&quot;);[.M40]/[.M39]-1;&quot;&quot;)">
            <text:p/>
          </table:table-cell>
          <table:table-cell table:formula="of:=IF(AND([.H$27]&gt;=[.K40];[.H$27]&lt;[.K41]);&quot;Retirement?&quot;;IF([.L40]=[.H$10];&quot;Increase buying power&quot;;IF(AND([.D$31]&gt;=[.K40];[.D$31]&lt;[.K41]);&quot;End of Runway&quot;;&quot;&quot;)))">
            <text:p/>
          </table:table-cell>
          <table:table-cell table:formula="of:=[.L40]-[.L39]" office:value-type="currency" office:currency="USD" office:value="5325.88287379916">
            <text:p>$5,325.88</text:p>
          </table:table-cell>
          <table:table-cell table:formula="of:=IF([.M40]&lt;&gt;&quot;&quot;;[.M40]-[.M39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0];[.H$8])" office:value-type="date" office:date-value="2021-09-10">
            <text:p>09/10/21</text:p>
          </table:table-cell>
          <table:table-cell table:formula="of:=IF(COUNT([.K$7:.K41])=[.H$13]+1;[.H$10];[.L40]*(1+[.H$9]))" office:value-type="currency" office:currency="USD" office:value="74652.7629639163">
            <text:p>$74,652.76</text:p>
          </table:table-cell>
          <table:table-cell/>
          <table:table-cell table:formula="of:=IF(AND([.M40]&lt;&gt;0;[.M41]&lt;&gt;&quot;&quot;);[.M41]/[.M40]-1;&quot;&quot;)">
            <text:p/>
          </table:table-cell>
          <table:table-cell table:formula="of:=IF(AND([.H$27]&gt;=[.K41];[.H$27]&lt;[.K42]);&quot;Retirement?&quot;;IF([.L41]=[.H$10];&quot;Increase buying power&quot;;IF(AND([.D$31]&gt;=[.K41];[.D$31]&lt;[.K42]);&quot;End of Runway&quot;;&quot;&quot;)))">
            <text:p/>
          </table:table-cell>
          <table:table-cell table:formula="of:=[.L41]-[.L40]" office:value-type="currency" office:currency="USD" office:value="5772.19185862354">
            <text:p>$5,772.19</text:p>
          </table:table-cell>
          <table:table-cell table:formula="of:=IF([.M41]&lt;&gt;&quot;&quot;;[.M41]-[.M40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1];[.H$8])" office:value-type="date" office:date-value="2021-09-24">
            <text:p>09/24/21</text:p>
          </table:table-cell>
          <table:table-cell table:formula="of:=IF(COUNT([.K$7:.K42])=[.H$13]+1;[.H$10];[.L41]*(1+[.H$9]))" office:value-type="currency" office:currency="USD" office:value="80908.6645002924">
            <text:p>$80,908.66</text:p>
          </table:table-cell>
          <table:table-cell/>
          <table:table-cell table:formula="of:=IF(AND([.M41]&lt;&gt;0;[.M42]&lt;&gt;&quot;&quot;);[.M42]/[.M41]-1;&quot;&quot;)">
            <text:p/>
          </table:table-cell>
          <table:table-cell table:formula="of:=IF(AND([.H$27]&gt;=[.K42];[.H$27]&lt;[.K43]);&quot;Retirement?&quot;;IF([.L42]=[.H$10];&quot;Increase buying power&quot;;IF(AND([.D$31]&gt;=[.K42];[.D$31]&lt;[.K43]);&quot;End of Runway&quot;;&quot;&quot;)))">
            <text:p/>
          </table:table-cell>
          <table:table-cell table:formula="of:=[.L42]-[.L41]" office:value-type="currency" office:currency="USD" office:value="6255.90153637619">
            <text:p>$6,255.90</text:p>
          </table:table-cell>
          <table:table-cell table:formula="of:=IF([.M42]&lt;&gt;&quot;&quot;;[.M42]-[.M41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2];[.H$8])" office:value-type="date" office:date-value="2021-10-08">
            <text:p>10/08/21</text:p>
          </table:table-cell>
          <table:table-cell table:formula="of:=IF(COUNT([.K$7:.K43])=[.H$13]+1;[.H$10];[.L42]*(1+[.H$9]))" office:value-type="currency" office:currency="USD" office:value="87688.810585417">
            <text:p>$87,688.81</text:p>
          </table:table-cell>
          <table:table-cell/>
          <table:table-cell table:formula="of:=IF(AND([.M42]&lt;&gt;0;[.M43]&lt;&gt;&quot;&quot;);[.M43]/[.M42]-1;&quot;&quot;)">
            <text:p/>
          </table:table-cell>
          <table:table-cell table:formula="of:=IF(AND([.H$27]&gt;=[.K43];[.H$27]&lt;[.K44]);&quot;Retirement?&quot;;IF([.L43]=[.H$10];&quot;Increase buying power&quot;;IF(AND([.D$31]&gt;=[.K43];[.D$31]&lt;[.K44]);&quot;End of Runway&quot;;&quot;&quot;)))">
            <text:p/>
          </table:table-cell>
          <table:table-cell table:formula="of:=[.L43]-[.L42]" office:value-type="currency" office:currency="USD" office:value="6780.14608512452">
            <text:p>$6,780.15</text:p>
          </table:table-cell>
          <table:table-cell table:formula="of:=IF([.M43]&lt;&gt;&quot;&quot;;[.M43]-[.M42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3];[.H$8])" office:value-type="date" office:date-value="2021-10-22">
            <text:p>10/22/21</text:p>
          </table:table-cell>
          <table:table-cell table:formula="of:=IF(COUNT([.K$7:.K44])=[.H$13]+1;[.H$10];[.L43]*(1+[.H$9]))" office:value-type="currency" office:currency="USD" office:value="95037.1329124749">
            <text:p>$95,037.13</text:p>
          </table:table-cell>
          <table:table-cell/>
          <table:table-cell table:formula="of:=IF(AND([.M43]&lt;&gt;0;[.M44]&lt;&gt;&quot;&quot;);[.M44]/[.M43]-1;&quot;&quot;)">
            <text:p/>
          </table:table-cell>
          <table:table-cell table:formula="of:=IF(AND([.H$27]&gt;=[.K44];[.H$27]&lt;[.K45]);&quot;Retirement?&quot;;IF([.L44]=[.H$10];&quot;Increase buying power&quot;;IF(AND([.D$31]&gt;=[.K44];[.D$31]&lt;[.K45]);&quot;End of Runway&quot;;&quot;&quot;)))">
            <text:p/>
          </table:table-cell>
          <table:table-cell table:formula="of:=[.L44]-[.L43]" office:value-type="currency" office:currency="USD" office:value="7348.32232705795">
            <text:p>$7,348.32</text:p>
          </table:table-cell>
          <table:table-cell table:formula="of:=IF([.M44]&lt;&gt;&quot;&quot;;[.M44]-[.M43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4];[.H$8])" office:value-type="date" office:date-value="2021-11-05">
            <text:p>11/05/21</text:p>
          </table:table-cell>
          <table:table-cell table:formula="of:=IF(COUNT([.K$7:.K45])=[.H$13]+1;[.H$10];[.L44]*(1+[.H$9]))" office:value-type="currency" office:currency="USD" office:value="103001.24465054">
            <text:p>$103,001.24</text:p>
          </table:table-cell>
          <table:table-cell/>
          <table:table-cell table:formula="of:=IF(AND([.M44]&lt;&gt;0;[.M45]&lt;&gt;&quot;&quot;);[.M45]/[.M44]-1;&quot;&quot;)">
            <text:p/>
          </table:table-cell>
          <table:table-cell table:formula="of:=IF(AND([.H$27]&gt;=[.K45];[.H$27]&lt;[.K46]);&quot;Retirement?&quot;;IF([.L45]=[.H$10];&quot;Increase buying power&quot;;IF(AND([.D$31]&gt;=[.K45];[.D$31]&lt;[.K46]);&quot;End of Runway&quot;;&quot;&quot;)))">
            <text:p/>
          </table:table-cell>
          <table:table-cell table:formula="of:=[.L45]-[.L44]" office:value-type="currency" office:currency="USD" office:value="7964.1117380654">
            <text:p>$7,964.11</text:p>
          </table:table-cell>
          <table:table-cell table:formula="of:=IF([.M45]&lt;&gt;&quot;&quot;;[.M45]-[.M44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5];[.H$8])" office:value-type="date" office:date-value="2021-11-19">
            <text:p>11/19/21</text:p>
          </table:table-cell>
          <table:table-cell table:formula="of:=IF(COUNT([.K$7:.K46])=[.H$13]+1;[.H$10];[.L45]*(1+[.H$9]))" office:value-type="currency" office:currency="USD" office:value="111632.748952256">
            <text:p>$111,632.75</text:p>
          </table:table-cell>
          <table:table-cell/>
          <table:table-cell table:formula="of:=IF(AND([.M45]&lt;&gt;0;[.M46]&lt;&gt;&quot;&quot;);[.M46]/[.M45]-1;&quot;&quot;)">
            <text:p/>
          </table:table-cell>
          <table:table-cell table:formula="of:=IF(AND([.H$27]&gt;=[.K46];[.H$27]&lt;[.K47]);&quot;Retirement?&quot;;IF([.L46]=[.H$10];&quot;Increase buying power&quot;;IF(AND([.D$31]&gt;=[.K46];[.D$31]&lt;[.K47]);&quot;End of Runway&quot;;&quot;&quot;)))">
            <text:p/>
          </table:table-cell>
          <table:table-cell table:formula="of:=[.L46]-[.L45]" office:value-type="currency" office:currency="USD" office:value="8631.50430171529">
            <text:p>$8,631.50</text:p>
          </table:table-cell>
          <table:table-cell table:formula="of:=IF([.M46]&lt;&gt;&quot;&quot;;[.M46]-[.M45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6];[.H$8])" office:value-type="date" office:date-value="2021-12-03">
            <text:p>12/03/21</text:p>
          </table:table-cell>
          <table:table-cell table:formula="of:=IF(COUNT([.K$7:.K47])=[.H$13]+1;[.H$10];[.L46]*(1+[.H$9]))" office:value-type="currency" office:currency="USD" office:value="120987.573314455">
            <text:p>$120,987.57</text:p>
          </table:table-cell>
          <table:table-cell/>
          <table:table-cell table:formula="of:=IF(AND([.M46]&lt;&gt;0;[.M47]&lt;&gt;&quot;&quot;);[.M47]/[.M46]-1;&quot;&quot;)">
            <text:p/>
          </table:table-cell>
          <table:table-cell table:formula="of:=IF(AND([.H$27]&gt;=[.K47];[.H$27]&lt;[.K48]);&quot;Retirement?&quot;;IF([.L47]=[.H$10];&quot;Increase buying power&quot;;IF(AND([.D$31]&gt;=[.K47];[.D$31]&lt;[.K48]);&quot;End of Runway&quot;;&quot;&quot;)))">
            <text:p/>
          </table:table-cell>
          <table:table-cell table:formula="of:=[.L47]-[.L46]" office:value-type="currency" office:currency="USD" office:value="9354.82436219903">
            <text:p>$9,354.82</text:p>
          </table:table-cell>
          <table:table-cell table:formula="of:=IF([.M47]&lt;&gt;&quot;&quot;;[.M47]-[.M46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7];[.H$8])" office:value-type="date" office:date-value="2021-12-17">
            <text:p>12/17/21</text:p>
          </table:table-cell>
          <table:table-cell table:formula="of:=IF(COUNT([.K$7:.K48])=[.H$13]+1;[.H$10];[.L47]*(1+[.H$9]))" office:value-type="currency" office:currency="USD" office:value="131126.331958206">
            <text:p>$131,126.33</text:p>
          </table:table-cell>
          <table:table-cell/>
          <table:table-cell table:formula="of:=IF(AND([.M47]&lt;&gt;0;[.M48]&lt;&gt;&quot;&quot;);[.M48]/[.M47]-1;&quot;&quot;)">
            <text:p/>
          </table:table-cell>
          <table:table-cell table:formula="of:=IF(AND([.H$27]&gt;=[.K48];[.H$27]&lt;[.K49]);&quot;Retirement?&quot;;IF([.L48]=[.H$10];&quot;Increase buying power&quot;;IF(AND([.D$31]&gt;=[.K48];[.D$31]&lt;[.K49]);&quot;End of Runway&quot;;&quot;&quot;)))">
            <text:p/>
          </table:table-cell>
          <table:table-cell table:formula="of:=[.L48]-[.L47]" office:value-type="currency" office:currency="USD" office:value="10138.7586437513">
            <text:p>$10,138.76</text:p>
          </table:table-cell>
          <table:table-cell table:formula="of:=IF([.M48]&lt;&gt;&quot;&quot;;[.M48]-[.M47];&quot;&quot;)">
            <text:p/>
          </table:table-cell>
          <table:table-cell table:number-columns-repeated="11"/>
        </table:table-row>
        <table:table-row table:style-name="ro2">
          <table:table-cell table:number-columns-repeated="10"/>
          <table:table-cell table:formula="of:=WORKDAY([.K48];[.H$8])" office:value-type="date" office:date-value="2021-12-31">
            <text:p>12/31/21</text:p>
          </table:table-cell>
          <table:table-cell table:formula="of:=IF(COUNT([.K$7:.K49])=[.H$13]+1;[.H$10];[.L48]*(1+[.H$9]))" office:value-type="currency" office:currency="USD" office:value="142114.718576304">
            <text:p>$142,114.72</text:p>
          </table:table-cell>
          <table:table-cell/>
          <table:table-cell table:formula="of:=IF(AND([.M48]&lt;&gt;0;[.M49]&lt;&gt;&quot;&quot;);[.M49]/[.M48]-1;&quot;&quot;)">
            <text:p/>
          </table:table-cell>
          <table:table-cell table:formula="of:=IF(AND([.H$27]&gt;=[.K49];[.H$27]&lt;[.K50]);&quot;Retirement?&quot;;IF([.L49]=[.H$10];&quot;Increase buying power&quot;;IF(AND([.D$31]&gt;=[.K49];[.D$31]&lt;[.K50]);&quot;End of Runway&quot;;&quot;&quot;)))">
            <text:p/>
          </table:table-cell>
          <table:table-cell table:formula="of:=[.L49]-[.L48]" office:value-type="currency" office:currency="USD" office:value="10988.3866180977">
            <text:p>$10,988.39</text:p>
          </table:table-cell>
          <table:table-cell table:formula="of:=IF([.M49]&lt;&gt;&quot;&quot;;[.M49]-[.M48];&quot;&quot;)">
            <text:p/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3"/>
          <table:table-cell table:style-name="Default" table:number-columns-repeated="3"/>
          <table:table-cell/>
          <table:table-cell table:style-name="Default"/>
          <table:table-cell table:style-name="ce13"/>
          <table:table-cell table:number-columns-repeated="11"/>
        </table:table-row>
        <table:table-row table:style-name="ro1">
          <table:table-cell table:number-columns-repeated="10"/>
          <table:table-cell table:style-name="ce3"/>
          <table:table-cell table:style-name="Default" table:number-columns-repeated="3"/>
          <table:table-cell/>
          <table:table-cell table:style-name="Default"/>
          <table:table-cell table:style-name="ce13"/>
          <table:table-cell table:number-columns-repeated="11"/>
        </table:table-row>
        <table:table-row table:style-name="ro1">
          <table:table-cell table:number-columns-repeated="10"/>
          <table:table-cell table:style-name="ce3"/>
          <table:table-cell table:style-name="Default"/>
          <table:table-cell table:style-name="Default" office:value-type="string">
            <text:p>Avg testing:</text:p>
          </table:table-cell>
          <table:table-cell table:style-name="Default" table:formula="of:=AVERAGE([.N8]:INDIRECT(&quot;O&quot;&amp;7+COUNTIF([.L8:.L49];&quot;&lt;&quot;&amp;[.H10])))" office:value-type="float" office:value="0">
            <text:p>#DIV/0!</text:p>
          </table:table-cell>
          <table:table-cell/>
          <table:table-cell table:style-name="Default"/>
          <table:table-cell table:style-name="ce13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style-name="ce38"/>
          <table:table-cell table:style-name="ce38" office:value-type="string">
            <text:p>Avg overall:</text:p>
          </table:table-cell>
          <table:table-cell table:style-name="ce38" table:formula="of:=AVERAGE([.N8:.N49])" office:value-type="float" office:value="0">
            <text:p>#DIV/0!</text:p>
          </table:table-cell>
          <table:table-cell table:style-name="ce38" table:number-columns-repeated="2"/>
          <table:table-cell table:style-name="ce23"/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8" number:min-integer-digits="0" number:decimal-replacement=""/>
    </number:number-style>
    <number:number-style style:name="N117">
      <number:number number:decimal-places="11"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number-style style:name="N126">
      <number:number number:decimal-places="3" number:min-integer-digits="0" number:grouping="true"/>
    </number:number-style>
    <number:number-style style:name="N129P0" style:volatile="true">
      <number:number number:decimal-places="3" number:min-integer-digits="0"/>
      <number:text>**</number:text>
    </number:number-style>
    <number:number-style style:name="N129P1" style:volatile="true">
      <number:number number:decimal-places="3" number:min-integer-digits="0"/>
      <number:text>*</number:text>
    </number:number-style>
    <number:number-style style:name="N129">
      <number:number number:decimal-places="3" number:min-integer-digits="0"/>
      <style:map style:condition="value()&lt;0.01" style:apply-style-name="N129P0"/>
      <style:map style:condition="value()&lt;0.05" style:apply-style-name="N129P1"/>
    </number:number-style>
    <number:percentage-style style:name="N130">
      <number:number number:decimal-places="1" number:min-integer-digits="1"/>
      <number:text>%</number:text>
    </number:percentage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3">
      <number:number number:decimal-places="3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ia">$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ia">$</number:currency-symbol>
      <style:map style:condition="value()&gt;=0" style:apply-style-name="N135P0"/>
    </number:currency-style>
    <number:percentage-style style:name="N136">
      <number:number number:decimal-places="3" number:min-integer-digits="1"/>
      <number:text>%</number:text>
    </number:percentage-style>
    <number:number-style style:name="N137">
      <number:number number:decimal-places="1" number:min-integer-digits="1"/>
    </number:number-style>
    <number:number-style style:name="N8116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8" style:family="table-cell" style:parent-style-name="Default">
      <style:table-cell-properties fo:background-color="#dddddd"/>
    </style:style>
    <style:style style:name="Untitled7" style:family="table-cell" style:parent-style-name="Default">
      <style:table-cell-properties fo:background-color="#ccff9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6/16/2020</text:date>, <text:time>10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Williams</meta:initial-creator>
    <meta:creation-date>2020-06-07T10:54:04.91</meta:creation-date>
    <dc:date>2020-06-16T10:38:32.96</dc:date>
    <dc:creator>Steven Williams</dc:creator>
    <meta:editing-duration>PT2H5M47S</meta:editing-duration>
    <meta:editing-cycles>5</meta:editing-cycles>
    <meta:generator>OpenOffice/4.0.1$Win32 OpenOffice.org_project/401m5$Build-9714</meta:generator>
    <meta:document-statistic meta:table-count="3" meta:cell-count="533" meta:object-count="0"/>
  </office:meta>
</office:document-meta>
</file>